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border="none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666666" fo:border="none"/>
      <style:text-properties fo:color="#ffffff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/>
    </style:style>
    <style:style style:name="ce5" style:family="table-cell" style:parent-style-name="Default">
      <style:table-cell-properties fo:background-color="#666666"/>
      <style:text-properties fo:color="#ffffff"/>
    </style:style>
    <style:style style:name="ce6" style:family="table-cell" style:parent-style-name="Default">
      <style:table-cell-properties fo:background-color="#666666" style:text-align-source="fix" style:repeat-content="false" fo:border="none"/>
      <style:paragraph-properties fo:text-align="center" fo:margin-left="0mm"/>
      <style:text-properties fo:color="#ffffff"/>
    </style:style>
    <style:style style:name="ce7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808080"/>
      <style:text-properties fo:color="#ffffff"/>
    </style:style>
    <style:style style:name="ce9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fo:color="#ffffff"/>
    </style:style>
    <style:style style:name="ce10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celerity</text:p>
          </table:table-cell>
          <table:table-cell office:value-type="float" office:value="343" calcext:value-type="float">
            <office:annotation draw:style-name="gr1" draw:text-style-name="P2" svg:width="28.99mm" svg:height="9.91mm" svg:x="51.15mm" svg:y="0mm" draw:caption-point-x="-6.1mm" draw:caption-point-y="0.1mm">
              <dc:date>2018-09-14T00:00:00</dc:date>
              <text:p text:style-name="P1"><text:span text:style-name="T1">Vitesse du son en m/s</text:span></text:p>
            </office:annotation>
            <text:p>343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Waveform</text:p>
          </table:table-cell>
          <table:covered-table-cell table:style-name="ce4"/>
          <table:covered-table-cell table:style-name="ce6"/>
          <table:table-cell table:style-name="ce7" office:value-type="string" calcext:value-type="string" table:number-columns-spanned="7" table:number-rows-spanned="1">
            <text:p>Opening (oval)</text:p>
          </table:table-cell>
          <table:covered-table-cell table:number-columns-repeated="6" table:style-name="ce9"/>
          <table:table-cell table:style-name="ce10" office:value-type="string" calcext:value-type="string" table:number-columns-spanned="4" table:number-rows-spanned="1">
            <text:p>Cavity</text:p>
          </table:table-cell>
          <table:covered-table-cell table:number-columns-repeated="3" table:style-name="ce4"/>
          <table:table-cell table:number-columns-repeated="1010"/>
        </table:table-row>
        <table:table-row table:style-name="ro1">
          <table:table-cell table:style-name="ce2" office:value-type="string" calcext:value-type="string">
            <text:p>note</text:p>
          </table:table-cell>
          <table:table-cell table:style-name="ce5" office:value-type="string" calcext:value-type="string">
            <text:p>freq (Hz)</text:p>
          </table:table-cell>
          <table:table-cell table:style-name="ce2" office:value-type="string" calcext:value-type="string">
            <text:p>lambda (mm)</text:p>
          </table:table-cell>
          <table:table-cell table:style-name="ce8" office:value-type="string" calcext:value-type="string">
            <office:annotation draw:style-name="gr1" draw:text-style-name="P2" svg:width="28.99mm" svg:height="13.86mm" svg:x="96.31mm" svg:y="12.09mm" draw:caption-point-x="-6.1mm" draw:caption-point-y="15.1mm">
              <dc:date>2019-02-13T00:00:00</dc:date>
              <text:p text:style-name="P1"><text:span text:style-name="T1">Rayon des demi-cercles</text:span></text:p>
              <text:p text:style-name="P1"><text:span text:style-name="T1">Radius of arcs</text:span></text:p>
            </office:annotation>
            <text:p>r (mm)</text:p>
          </table:table-cell>
          <table:table-cell table:style-name="ce8" office:value-type="string" calcext:value-type="string">
            <office:annotation draw:style-name="gr1" draw:text-style-name="P2" svg:width="28.99mm" svg:height="17.81mm" svg:x="118.88mm" svg:y="12.09mm" draw:caption-point-x="-6.1mm" draw:caption-point-y="15.1mm">
              <dc:date>2019-02-13T00:00:00</dc:date>
              <text:p text:style-name="P1"><text:span text:style-name="T1">Longueur rectigline</text:span></text:p>
              <text:p text:style-name="P1"><text:span text:style-name="T1">Rectilinear length</text:span></text:p>
            </office:annotation>
            <text:p>l (mm)</text:p>
          </table:table-cell>
          <table:table-cell table:style-name="ce8" office:value-type="string" calcext:value-type="string">
            <office:annotation draw:style-name="gr2" draw:text-style-name="P2" svg:width="28.99mm" svg:height="5.96mm" svg:x="141.46mm" svg:y="12.09mm" draw:caption-point-x="-6.1mm" draw:caption-point-y="15.1mm">
              <dc:date>2018-09-04T00:00:00</dc:date>
              <text:p text:style-name="P1"><text:span text:style-name="T1">Longueur du col</text:span></text:p>
            </office:annotation>
            <text:p>L (mm)</text:p>
          </table:table-cell>
          <table:table-cell table:style-name="ce8" office:value-type="string" calcext:value-type="string">
            <office:annotation draw:style-name="gr1" draw:text-style-name="P2" svg:width="28.99mm" svg:height="13.86mm" svg:x="164.04mm" svg:y="12.09mm" draw:caption-point-x="-6.1mm" draw:caption-point-y="15.1mm">
              <dc:date>2019-02-13T00:00:00</dc:date>
              <text:p text:style-name="P1"><text:span text:style-name="T1">Aire de l'ouverture</text:span></text:p>
              <text:p text:style-name="P1"><text:span text:style-name="T1">Opening area</text:span></text:p>
            </office:annotation>
            <text:p>A (mm²)</text:p>
          </table:table-cell>
          <table:table-cell table:style-name="ce8" office:value-type="string" calcext:value-type="string">
            <office:annotation draw:style-name="gr1" draw:text-style-name="P2" svg:width="28.99mm" svg:height="17.81mm" svg:x="190.69mm" svg:y="12.09mm" draw:caption-point-x="-6.1mm" draw:caption-point-y="15.1mm">
              <dc:date>2019-02-13T00:00:00</dc:date>
              <text:p text:style-name="P1"><text:span text:style-name="T1">Périmètre de l'ouverture</text:span></text:p>
              <text:p text:style-name="P1"><text:span text:style-name="T1">Opening perimeter</text:span></text:p>
            </office:annotation>
            <text:p>P (mm)</text:p>
          </table:table-cell>
          <table:table-cell table:style-name="ce8" office:value-type="string" calcext:value-type="string">
            <office:annotation draw:style-name="gr1" draw:text-style-name="P2" svg:width="28.99mm" svg:height="17.81mm" svg:x="213.27mm" svg:y="12.09mm" draw:caption-point-x="-6.1mm" draw:caption-point-y="15.1mm">
              <dc:date>2019-02-13T00:00:00</dc:date>
              <text:p text:style-name="P1"><text:span text:style-name="T1">Diamètre hydraulique</text:span></text:p>
              <text:p text:style-name="P1"><text:span text:style-name="T1">Hydraulic diameter</text:span></text:p>
            </office:annotation>
            <text:p>DH (mm)</text:p>
          </table:table-cell>
          <table:table-cell table:style-name="ce8" office:value-type="string" calcext:value-type="string">
            <office:annotation draw:style-name="gr3" draw:text-style-name="P2" svg:width="28.99mm" svg:height="21.76mm" svg:x="235.85mm" svg:y="12.09mm" draw:caption-point-x="-6.1mm" draw:caption-point-y="15.1mm">
              <dc:date>2019-02-13T00:00:00</dc:date>
              <text:p text:style-name="P1"><text:span text:style-name="T1">Longueur équivalente du col</text:span></text:p>
              <text:p text:style-name="P1"><text:span text:style-name="T1">Equivalent length of neck</text:span></text:p>
            </office:annotation>
            <text:p>Leq (mm)</text:p>
          </table:table-cell>
          <table:table-cell table:style-name="ce5" office:value-type="string" calcext:value-type="string">
            <text:p>V0 (mm³)</text:p>
          </table:table-cell>
          <table:table-cell table:style-name="ce5" office:value-type="string" calcext:value-type="string">
            <text:p>w (mm)</text:p>
          </table:table-cell>
          <table:table-cell table:style-name="ce5" office:value-type="string" calcext:value-type="string">
            <text:p>h (mm)</text:p>
          </table:table-cell>
          <table:table-cell table:style-name="ce5" office:value-type="string" calcext:value-type="string">
            <text:p>d (mm)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4</text:p>
          </table:table-cell>
          <table:table-cell table:style-name="ce3" office:value-type="float" office:value="440" calcext:value-type="float">
            <text:p>440</text:p>
          </table:table-cell>
          <table:table-cell table:style-name="ce3" table:formula="of:=1000*cel/[.B8]" office:value-type="float" office:value="779.545454545455" calcext:value-type="float">
            <text:p>779,5454545455</text:p>
          </table:table-cell>
          <table:table-cell table:style-name="ce3" table:formula="of:=[.D9]" office:value-type="float" office:value="7.5" calcext:value-type="float">
            <text:p>7,5</text:p>
          </table:table-cell>
          <table:table-cell table:style-name="ce3" table:formula="of:=[.E9]" office:value-type="float" office:value="35" calcext:value-type="float">
            <text:p>35</text:p>
          </table:table-cell>
          <table:table-cell table:style-name="ce3" table:formula="of:=[.F9]" office:value-type="float" office:value="10" calcext:value-type="float">
            <text:p>10</text:p>
          </table:table-cell>
          <table:table-cell table:style-name="ce3" table:formula="of:=3.141592654*[.D8]*[.D8]+[.D8]*[.E8]*2" office:value-type="float" office:value="701.7145867875" calcext:value-type="float">
            <text:p>701,7145867875</text:p>
          </table:table-cell>
          <table:table-cell table:style-name="ce3" table:formula="of:=2*(3.141592654*[.D8]+[.E8])" office:value-type="float" office:value="117.12388981" calcext:value-type="float">
            <text:p>117,12388981</text:p>
          </table:table-cell>
          <table:table-cell table:style-name="ce3" table:formula="of:=4*[.G8]/[.H8]" office:value-type="float" office:value="23.9648661917165" calcext:value-type="float">
            <text:p>23,9648661917</text:p>
          </table:table-cell>
          <table:table-cell table:style-name="ce3" table:formula="of:=[.F8]+0.3*[.I8]" office:value-type="float" office:value="17.189459857515" calcext:value-type="float">
            <text:p>17,1894598575</text:p>
          </table:table-cell>
          <table:table-cell table:style-name="ce3" table:formula="of:=1000000*[.G8]/[.J8]*POWER(cel/2/3.141592654/[.B8];2)" office:value-type="float" office:value="628378.655407863" calcext:value-type="float">
            <text:p>628378,655407863</text:p>
          </table:table-cell>
          <table:table-cell table:style-name="ce3" table:formula="of:=[.L9]" office:value-type="float" office:value="15" calcext:value-type="float">
            <text:p>15</text:p>
          </table:table-cell>
          <table:table-cell table:style-name="ce3" table:formula="of:=[.K8]/[.L8]/[.N8]" office:value-type="float" office:value="204.675133713219" calcext:value-type="float">
            <text:p>204,6751337132</text:p>
          </table:table-cell>
          <table:table-cell table:style-name="ce3" table:formula="of:=SQRT([.K8]/[.L8])*1" office:value-type="float" office:value="204.675133713219" calcext:value-type="float">
            <text:p>204,6751337132</text:p>
          </table:table-cell>
          <table:table-cell/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A#4</text:p>
          </table:table-cell>
          <table:table-cell table:style-name="ce3" table:formula="of:=[.B8]*POWER(2;1/12)" office:value-type="float" office:value="466.16376151809" calcext:value-type="float">
            <text:p>466,1637615181</text:p>
          </table:table-cell>
          <table:table-cell table:style-name="ce3" table:formula="of:=1000*cel/[.B9]" office:value-type="float" office:value="735.792930113229" calcext:value-type="float">
            <text:p>735,7929301132</text:p>
          </table:table-cell>
          <table:table-cell table:style-name="ce3" table:formula="of:=[.D10]" office:value-type="float" office:value="7.5" calcext:value-type="float">
            <text:p>7,5</text:p>
          </table:table-cell>
          <table:table-cell table:style-name="ce3" table:formula="of:=[.E10]" office:value-type="float" office:value="35" calcext:value-type="float">
            <text:p>35</text:p>
          </table:table-cell>
          <table:table-cell table:style-name="ce3" table:formula="of:=[.F10]" office:value-type="float" office:value="10" calcext:value-type="float">
            <text:p>10</text:p>
          </table:table-cell>
          <table:table-cell table:style-name="ce3" table:formula="of:=3.141592654*[.D9]*[.D9]+[.D9]*[.E9]*2" office:value-type="float" office:value="701.7145867875" calcext:value-type="float">
            <text:p>701,7145867875</text:p>
          </table:table-cell>
          <table:table-cell table:style-name="ce3" table:formula="of:=2*(3.141592654*[.D9]+[.E9])" office:value-type="float" office:value="117.12388981" calcext:value-type="float">
            <text:p>117,12388981</text:p>
          </table:table-cell>
          <table:table-cell table:style-name="ce3" table:formula="of:=4*[.G9]/[.H9]" office:value-type="float" office:value="23.9648661917165" calcext:value-type="float">
            <text:p>23,9648661917</text:p>
          </table:table-cell>
          <table:table-cell table:style-name="ce3" table:formula="of:=[.F9]+0.3*[.I9]" office:value-type="float" office:value="17.189459857515" calcext:value-type="float">
            <text:p>17,1894598575</text:p>
          </table:table-cell>
          <table:table-cell table:style-name="ce3" table:formula="of:=1000000*[.G9]/[.J9]*POWER(cel/2/3.141592654/[.B9];2)" office:value-type="float" office:value="559821.738609615" calcext:value-type="float">
            <text:p>559821,738609615</text:p>
          </table:table-cell>
          <table:table-cell table:style-name="ce3" table:formula="of:=[.L10]" office:value-type="float" office:value="15" calcext:value-type="float">
            <text:p>15</text:p>
          </table:table-cell>
          <table:table-cell table:style-name="ce3" table:formula="of:=[.K9]/[.L9]/[.N9]" office:value-type="float" office:value="193.187601156599" calcext:value-type="float">
            <text:p>193,1876011566</text:p>
          </table:table-cell>
          <table:table-cell table:style-name="ce3" table:formula="of:=SQRT([.K9]/[.L9])*1" office:value-type="float" office:value="193.187601156599" calcext:value-type="float">
            <text:p>193,1876011566</text:p>
          </table:table-cell>
          <table:table-cell/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B4</text:p>
          </table:table-cell>
          <table:table-cell table:style-name="ce3" table:formula="of:=[.B9]*POWER(2;1/12)" office:value-type="float" office:value="493.883301256124" calcext:value-type="float">
            <text:p>493,8833012561</text:p>
          </table:table-cell>
          <table:table-cell table:style-name="ce3" table:formula="of:=1000*cel/[.B10]" office:value-type="float" office:value="694.496046186674" calcext:value-type="float">
            <text:p>694,4960461867</text:p>
          </table:table-cell>
          <table:table-cell table:style-name="ce3" table:formula="of:=[.D11]" office:value-type="float" office:value="7.5" calcext:value-type="float">
            <text:p>7,5</text:p>
          </table:table-cell>
          <table:table-cell table:style-name="ce3" table:formula="of:=[.E11]" office:value-type="float" office:value="35" calcext:value-type="float">
            <text:p>35</text:p>
          </table:table-cell>
          <table:table-cell table:style-name="ce3" table:formula="of:=[.F11]" office:value-type="float" office:value="10" calcext:value-type="float">
            <text:p>10</text:p>
          </table:table-cell>
          <table:table-cell table:style-name="ce3" table:formula="of:=3.141592654*[.D10]*[.D10]+[.D10]*[.E10]*2" office:value-type="float" office:value="701.7145867875" calcext:value-type="float">
            <text:p>701,7145867875</text:p>
          </table:table-cell>
          <table:table-cell table:style-name="ce3" table:formula="of:=2*(3.141592654*[.D10]+[.E10])" office:value-type="float" office:value="117.12388981" calcext:value-type="float">
            <text:p>117,12388981</text:p>
          </table:table-cell>
          <table:table-cell table:style-name="ce3" table:formula="of:=4*[.G10]/[.H10]" office:value-type="float" office:value="23.9648661917165" calcext:value-type="float">
            <text:p>23,9648661917</text:p>
          </table:table-cell>
          <table:table-cell table:style-name="ce3" table:formula="of:=[.F10]+0.3*[.I10]" office:value-type="float" office:value="17.189459857515" calcext:value-type="float">
            <text:p>17,1894598575</text:p>
          </table:table-cell>
          <table:table-cell table:style-name="ce3" table:formula="of:=1000000*[.G10]/[.J10]*POWER(cel/2/3.141592654/[.B10];2)" office:value-type="float" office:value="498744.469314402" calcext:value-type="float">
            <text:p>498744,469314402</text:p>
          </table:table-cell>
          <table:table-cell table:style-name="ce3" table:formula="of:=[.L11]" office:value-type="float" office:value="15" calcext:value-type="float">
            <text:p>15</text:p>
          </table:table-cell>
          <table:table-cell table:style-name="ce3" table:formula="of:=[.K10]/[.L10]/[.N10]" office:value-type="float" office:value="182.34481426031" calcext:value-type="float">
            <text:p>182,3448142603</text:p>
          </table:table-cell>
          <table:table-cell table:style-name="ce3" table:formula="of:=SQRT([.K10]/[.L10])*1" office:value-type="float" office:value="182.34481426031" calcext:value-type="float">
            <text:p>182,3448142603</text:p>
          </table:table-cell>
          <table:table-cell/>
          <table:table-cell table:style-name="ce3" table:number-columns-repeated="1009"/>
        </table:table-row>
        <table:table-row table:style-name="ro1">
          <table:table-cell office:value-type="string" calcext:value-type="string">
            <text:p>C5</text:p>
          </table:table-cell>
          <table:table-cell table:formula="of:=[.B10]*POWER(2;1/12)" office:value-type="float" office:value="523.251130601197" calcext:value-type="float">
            <text:p>523,2511306012</text:p>
          </table:table-cell>
          <table:table-cell table:formula="of:=1000*cel/[.B11]" office:value-type="float" office:value="655.5169782546" calcext:value-type="float">
            <text:p>655,5169782546</text:p>
          </table:table-cell>
          <table:table-cell table:formula="of:=[.D12]" office:value-type="float" office:value="7.5" calcext:value-type="float">
            <text:p>7,5</text:p>
          </table:table-cell>
          <table:table-cell table:formula="of:=[.E12]" office:value-type="float" office:value="35" calcext:value-type="float">
            <text:p>35</text:p>
          </table:table-cell>
          <table:table-cell table:formula="of:=[.F12]" office:value-type="float" office:value="10" calcext:value-type="float">
            <text:p>10</text:p>
          </table:table-cell>
          <table:table-cell table:formula="of:=3.141592654*[.D11]*[.D11]+[.D11]*[.E11]*2" office:value-type="float" office:value="701.7145867875" calcext:value-type="float">
            <text:p>701,7145867875</text:p>
          </table:table-cell>
          <table:table-cell table:formula="of:=2*(3.141592654*[.D11]+[.E11])" office:value-type="float" office:value="117.12388981" calcext:value-type="float">
            <text:p>117,12388981</text:p>
          </table:table-cell>
          <table:table-cell table:formula="of:=4*[.G11]/[.H11]" office:value-type="float" office:value="23.9648661917165" calcext:value-type="float">
            <text:p>23,9648661917</text:p>
          </table:table-cell>
          <table:table-cell table:formula="of:=[.F11]+0.3*[.I11]" office:value-type="float" office:value="17.189459857515" calcext:value-type="float">
            <text:p>17,1894598575</text:p>
          </table:table-cell>
          <table:table-cell table:formula="of:=1000000*[.G11]/[.J11]*POWER(cel/2/3.141592654/[.B11];2)" office:value-type="float" office:value="444330.808391785" calcext:value-type="float">
            <text:p>444330,808391785</text:p>
          </table:table-cell>
          <table:table-cell table:formula="of:=[.L12]" office:value-type="float" office:value="15" calcext:value-type="float">
            <text:p>15</text:p>
          </table:table-cell>
          <table:table-cell table:formula="of:=[.K11]/[.L11]/[.N11]" office:value-type="float" office:value="172.110586231021" calcext:value-type="float">
            <text:p>172,110586231</text:p>
          </table:table-cell>
          <table:table-cell table:formula="of:=SQRT([.K11]/[.L11])*1" office:value-type="float" office:value="172.110586231021" calcext:value-type="float">
            <text:p>172,1105862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#5</text:p>
          </table:table-cell>
          <table:table-cell table:formula="of:=[.B11]*POWER(2;1/12)" office:value-type="float" office:value="554.365261953744" calcext:value-type="float">
            <text:p>554,3652619537</text:p>
          </table:table-cell>
          <table:table-cell table:formula="of:=1000*cel/[.B12]" office:value-type="float" office:value="618.725637301242" calcext:value-type="float">
            <text:p>618,7256373012</text:p>
          </table:table-cell>
          <table:table-cell table:formula="of:=[.D13]" office:value-type="float" office:value="7.5" calcext:value-type="float">
            <text:p>7,5</text:p>
          </table:table-cell>
          <table:table-cell table:formula="of:=[.E13]" office:value-type="float" office:value="35" calcext:value-type="float">
            <text:p>35</text:p>
          </table:table-cell>
          <table:table-cell table:formula="of:=[.F13]" office:value-type="float" office:value="10" calcext:value-type="float">
            <text:p>10</text:p>
          </table:table-cell>
          <table:table-cell table:formula="of:=3.141592654*[.D12]*[.D12]+[.D12]*[.E12]*2" office:value-type="float" office:value="701.7145867875" calcext:value-type="float">
            <text:p>701,7145867875</text:p>
          </table:table-cell>
          <table:table-cell table:formula="of:=2*(3.141592654*[.D12]+[.E12])" office:value-type="float" office:value="117.12388981" calcext:value-type="float">
            <text:p>117,12388981</text:p>
          </table:table-cell>
          <table:table-cell table:formula="of:=4*[.G12]/[.H12]" office:value-type="float" office:value="23.9648661917165" calcext:value-type="float">
            <text:p>23,9648661917</text:p>
          </table:table-cell>
          <table:table-cell table:formula="of:=[.F12]+0.3*[.I12]" office:value-type="float" office:value="17.189459857515" calcext:value-type="float">
            <text:p>17,1894598575</text:p>
          </table:table-cell>
          <table:table-cell table:formula="of:=1000000*[.G12]/[.J12]*POWER(cel/2/3.141592654/[.B12];2)" office:value-type="float" office:value="395853.747626502" calcext:value-type="float">
            <text:p>395853,747626502</text:p>
          </table:table-cell>
          <table:table-cell table:formula="of:=[.L13]" office:value-type="float" office:value="15" calcext:value-type="float">
            <text:p>15</text:p>
          </table:table-cell>
          <table:table-cell table:formula="of:=[.K12]/[.L12]/[.N12]" office:value-type="float" office:value="162.450761284048" calcext:value-type="float">
            <text:p>162,450761284</text:p>
          </table:table-cell>
          <table:table-cell table:formula="of:=SQRT([.K12]/[.L12])*1" office:value-type="float" office:value="162.450761284048" calcext:value-type="float">
            <text:p>162,4507612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5</text:p>
          </table:table-cell>
          <table:table-cell table:formula="of:=[.B12]*POWER(2;1/12)" office:value-type="float" office:value="587.329535834815" calcext:value-type="float">
            <text:p>587,3295358348</text:p>
          </table:table-cell>
          <table:table-cell table:formula="of:=1000*cel/[.B13]" office:value-type="float" office:value="583.999235646252" calcext:value-type="float">
            <text:p>583,9992356463</text:p>
          </table:table-cell>
          <table:table-cell table:formula="of:=[.D14]" office:value-type="float" office:value="7.5" calcext:value-type="float">
            <text:p>7,5</text:p>
          </table:table-cell>
          <table:table-cell table:formula="of:=[.E14]" office:value-type="float" office:value="35" calcext:value-type="float">
            <text:p>35</text:p>
          </table:table-cell>
          <table:table-cell table:formula="of:=[.F14]" office:value-type="float" office:value="10" calcext:value-type="float">
            <text:p>10</text:p>
          </table:table-cell>
          <table:table-cell table:formula="of:=3.141592654*[.D13]*[.D13]+[.D13]*[.E13]*2" office:value-type="float" office:value="701.7145867875" calcext:value-type="float">
            <text:p>701,7145867875</text:p>
          </table:table-cell>
          <table:table-cell table:formula="of:=2*(3.141592654*[.D13]+[.E13])" office:value-type="float" office:value="117.12388981" calcext:value-type="float">
            <text:p>117,12388981</text:p>
          </table:table-cell>
          <table:table-cell table:formula="of:=4*[.G13]/[.H13]" office:value-type="float" office:value="23.9648661917165" calcext:value-type="float">
            <text:p>23,9648661917</text:p>
          </table:table-cell>
          <table:table-cell table:formula="of:=[.F13]+0.3*[.I13]" office:value-type="float" office:value="17.189459857515" calcext:value-type="float">
            <text:p>17,1894598575</text:p>
          </table:table-cell>
          <table:table-cell table:formula="of:=1000000*[.G13]/[.J13]*POWER(cel/2/3.141592654/[.B13];2)" office:value-type="float" office:value="352665.5963315" calcext:value-type="float">
            <text:p>352665,5963315</text:p>
          </table:table-cell>
          <table:table-cell table:formula="of:=[.L14]" office:value-type="float" office:value="15" calcext:value-type="float">
            <text:p>15</text:p>
          </table:table-cell>
          <table:table-cell table:formula="of:=[.K13]/[.L13]/[.N13]" office:value-type="float" office:value="153.333100651599" calcext:value-type="float">
            <text:p>153,3331006516</text:p>
          </table:table-cell>
          <table:table-cell table:formula="of:=SQRT([.K13]/[.L13])*1" office:value-type="float" office:value="153.333100651599" calcext:value-type="float">
            <text:p>153,33310065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#5</text:p>
          </table:table-cell>
          <table:table-cell table:formula="of:=[.B13]*POWER(2;1/12)" office:value-type="float" office:value="622.253967444162" calcext:value-type="float">
            <text:p>622,2539674442</text:p>
          </table:table-cell>
          <table:table-cell table:formula="of:=1000*cel/[.B14]" office:value-type="float" office:value="551.221877152241" calcext:value-type="float">
            <text:p>551,2218771522</text:p>
          </table:table-cell>
          <table:table-cell table:formula="of:=[.D15]" office:value-type="float" office:value="7.5" calcext:value-type="float">
            <text:p>7,5</text:p>
          </table:table-cell>
          <table:table-cell table:formula="of:=[.E15]" office:value-type="float" office:value="35" calcext:value-type="float">
            <text:p>35</text:p>
          </table:table-cell>
          <table:table-cell table:formula="of:=[.F15]" office:value-type="float" office:value="10" calcext:value-type="float">
            <text:p>10</text:p>
          </table:table-cell>
          <table:table-cell table:formula="of:=3.141592654*[.D14]*[.D14]+[.D14]*[.E14]*2" office:value-type="float" office:value="701.7145867875" calcext:value-type="float">
            <text:p>701,7145867875</text:p>
          </table:table-cell>
          <table:table-cell table:formula="of:=2*(3.141592654*[.D14]+[.E14])" office:value-type="float" office:value="117.12388981" calcext:value-type="float">
            <text:p>117,12388981</text:p>
          </table:table-cell>
          <table:table-cell table:formula="of:=4*[.G14]/[.H14]" office:value-type="float" office:value="23.9648661917165" calcext:value-type="float">
            <text:p>23,9648661917</text:p>
          </table:table-cell>
          <table:table-cell table:formula="of:=[.F14]+0.3*[.I14]" office:value-type="float" office:value="17.189459857515" calcext:value-type="float">
            <text:p>17,1894598575</text:p>
          </table:table-cell>
          <table:table-cell table:formula="of:=1000000*[.G14]/[.J14]*POWER(cel/2/3.141592654/[.B14];2)" office:value-type="float" office:value="314189.327703931" calcext:value-type="float">
            <text:p>314189,327703931</text:p>
          </table:table-cell>
          <table:table-cell table:formula="of:=[.L15]" office:value-type="float" office:value="15" calcext:value-type="float">
            <text:p>15</text:p>
          </table:table-cell>
          <table:table-cell table:formula="of:=[.K14]/[.L14]/[.N14]" office:value-type="float" office:value="144.727174988881" calcext:value-type="float">
            <text:p>144,7271749889</text:p>
          </table:table-cell>
          <table:table-cell table:formula="of:=SQRT([.K14]/[.L14])*1" office:value-type="float" office:value="144.727174988881" calcext:value-type="float">
            <text:p>144,72717498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5</text:p>
          </table:table-cell>
          <table:table-cell table:formula="of:=[.B14]*POWER(2;1/12)" office:value-type="float" office:value="659.25511382574" calcext:value-type="float">
            <text:p>659,2551138257</text:p>
          </table:table-cell>
          <table:table-cell table:formula="of:=1000*cel/[.B15]" office:value-type="float" office:value="520.284170432184" calcext:value-type="float">
            <text:p>520,2841704322</text:p>
          </table:table-cell>
          <table:table-cell table:formula="of:=[.D16]" office:value-type="float" office:value="7.5" calcext:value-type="float">
            <text:p>7,5</text:p>
          </table:table-cell>
          <table:table-cell table:formula="of:=[.E16]" office:value-type="float" office:value="35" calcext:value-type="float">
            <text:p>35</text:p>
          </table:table-cell>
          <table:table-cell table:formula="of:=[.F16]" office:value-type="float" office:value="10" calcext:value-type="float">
            <text:p>10</text:p>
          </table:table-cell>
          <table:table-cell table:formula="of:=3.141592654*[.D15]*[.D15]+[.D15]*[.E15]*2" office:value-type="float" office:value="701.7145867875" calcext:value-type="float">
            <text:p>701,7145867875</text:p>
          </table:table-cell>
          <table:table-cell table:formula="of:=2*(3.141592654*[.D15]+[.E15])" office:value-type="float" office:value="117.12388981" calcext:value-type="float">
            <text:p>117,12388981</text:p>
          </table:table-cell>
          <table:table-cell table:formula="of:=4*[.G15]/[.H15]" office:value-type="float" office:value="23.9648661917165" calcext:value-type="float">
            <text:p>23,9648661917</text:p>
          </table:table-cell>
          <table:table-cell table:formula="of:=[.F15]+0.3*[.I15]" office:value-type="float" office:value="17.189459857515" calcext:value-type="float">
            <text:p>17,1894598575</text:p>
          </table:table-cell>
          <table:table-cell table:formula="of:=1000000*[.G15]/[.J15]*POWER(cel/2/3.141592654/[.B15];2)" office:value-type="float" office:value="279910.869304807" calcext:value-type="float">
            <text:p>279910,869304807</text:p>
          </table:table-cell>
          <table:table-cell table:formula="of:=[.L16]" office:value-type="float" office:value="15" calcext:value-type="float">
            <text:p>15</text:p>
          </table:table-cell>
          <table:table-cell table:formula="of:=[.K15]/[.L15]/[.N15]" office:value-type="float" office:value="136.604262818993" calcext:value-type="float">
            <text:p>136,604262819</text:p>
          </table:table-cell>
          <table:table-cell table:formula="of:=SQRT([.K15]/[.L15])*1" office:value-type="float" office:value="136.604262818993" calcext:value-type="float">
            <text:p>136,6042628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5</text:p>
          </table:table-cell>
          <table:table-cell table:formula="of:=[.B15]*POWER(2;1/12)" office:value-type="float" office:value="698.456462866008" calcext:value-type="float">
            <text:p>698,456462866</text:p>
          </table:table-cell>
          <table:table-cell table:formula="of:=1000*cel/[.B16]" office:value-type="float" office:value="491.082863765843" calcext:value-type="float">
            <text:p>491,0828637658</text:p>
          </table:table-cell>
          <table:table-cell table:formula="of:=[.D17]" office:value-type="float" office:value="7.5" calcext:value-type="float">
            <text:p>7,5</text:p>
          </table:table-cell>
          <table:table-cell table:formula="of:=[.E17]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formula="of:=3.141592654*[.D16]*[.D16]+[.D16]*[.E16]*2" office:value-type="float" office:value="701.7145867875" calcext:value-type="float">
            <text:p>701,7145867875</text:p>
          </table:table-cell>
          <table:table-cell table:formula="of:=2*(3.141592654*[.D16]+[.E16])" office:value-type="float" office:value="117.12388981" calcext:value-type="float">
            <text:p>117,12388981</text:p>
          </table:table-cell>
          <table:table-cell table:formula="of:=4*[.G16]/[.H16]" office:value-type="float" office:value="23.9648661917165" calcext:value-type="float">
            <text:p>23,9648661917</text:p>
          </table:table-cell>
          <table:table-cell table:formula="of:=[.F16]+0.3*[.I16]" office:value-type="float" office:value="17.189459857515" calcext:value-type="float">
            <text:p>17,1894598575</text:p>
          </table:table-cell>
          <table:table-cell table:formula="of:=1000000*[.G16]/[.J16]*POWER(cel/2/3.141592654/[.B16];2)" office:value-type="float" office:value="249372.234657201" calcext:value-type="float">
            <text:p>249372,234657201</text:p>
          </table:table-cell>
          <table:table-cell table:formula="of:=[.L17]" office:value-type="float" office:value="15" calcext:value-type="float">
            <text:p>15</text:p>
          </table:table-cell>
          <table:table-cell table:formula="of:=[.K16]/[.L16]/[.N16]" office:value-type="float" office:value="128.937254677666" calcext:value-type="float">
            <text:p>128,9372546777</text:p>
          </table:table-cell>
          <table:table-cell table:formula="of:=SQRT([.K16]/[.L16])*1" office:value-type="float" office:value="128.937254677666" calcext:value-type="float">
            <text:p>128,93725467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#5</text:p>
          </table:table-cell>
          <table:table-cell table:formula="of:=[.B16]*POWER(2;1/12)" office:value-type="float" office:value="739.988845423269" calcext:value-type="float">
            <text:p>739,9888454233</text:p>
          </table:table-cell>
          <table:table-cell table:formula="of:=1000*cel/[.B17]" office:value-type="float" office:value="463.520500506742" calcext:value-type="float">
            <text:p>463,5205005067</text:p>
          </table:table-cell>
          <table:table-cell table:formula="of:=[.D18]" office:value-type="float" office:value="7.5" calcext:value-type="float">
            <text:p>7,5</text:p>
          </table:table-cell>
          <table:table-cell table:formula="of:=[.E18]" office:value-type="float" office:value="35" calcext:value-type="float">
            <text:p>35</text:p>
          </table:table-cell>
          <table:table-cell table:formula="of:=[.F18]" office:value-type="float" office:value="5" calcext:value-type="float">
            <text:p>5</text:p>
          </table:table-cell>
          <table:table-cell table:formula="of:=3.141592654*[.D17]*[.D17]+[.D17]*[.E17]*2" office:value-type="float" office:value="701.7145867875" calcext:value-type="float">
            <text:p>701,7145867875</text:p>
          </table:table-cell>
          <table:table-cell table:formula="of:=2*(3.141592654*[.D17]+[.E17])" office:value-type="float" office:value="117.12388981" calcext:value-type="float">
            <text:p>117,12388981</text:p>
          </table:table-cell>
          <table:table-cell table:formula="of:=4*[.G17]/[.H17]" office:value-type="float" office:value="23.9648661917165" calcext:value-type="float">
            <text:p>23,9648661917</text:p>
          </table:table-cell>
          <table:table-cell table:formula="of:=[.F17]+0.3*[.I17]" office:value-type="float" office:value="12.189459857515" calcext:value-type="float">
            <text:p>12,1894598575</text:p>
          </table:table-cell>
          <table:table-cell table:formula="of:=1000000*[.G17]/[.J17]*POWER(cel/2/3.141592654/[.B17];2)" office:value-type="float" office:value="313295.530876167" calcext:value-type="float">
            <text:p>313295,530876167</text:p>
          </table:table-cell>
          <table:table-cell table:formula="of:=[.L18]" office:value-type="float" office:value="15" calcext:value-type="float">
            <text:p>15</text:p>
          </table:table-cell>
          <table:table-cell table:formula="of:=[.K17]/[.L17]/[.N17]" office:value-type="float" office:value="115.616936406609" calcext:value-type="float">
            <text:p>115,6169364066</text:p>
          </table:table-cell>
          <table:table-cell table:formula="of:=SQRT([.K17]/[.L17])*1.25" office:value-type="float" office:value="180.651463135326" calcext:value-type="float">
            <text:p>180,65146313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5</text:p>
          </table:table-cell>
          <table:table-cell table:formula="of:=[.B17]*POWER(2;1/12)" office:value-type="float" office:value="783.990871963499" calcext:value-type="float">
            <text:p>783,9908719635</text:p>
          </table:table-cell>
          <table:table-cell table:formula="of:=1000*cel/[.B18]" office:value-type="float" office:value="437.505093829676" calcext:value-type="float">
            <text:p>437,5050938297</text:p>
          </table:table-cell>
          <table:table-cell table:formula="of:=[.D19]" office:value-type="float" office:value="7.5" calcext:value-type="float">
            <text:p>7,5</text:p>
          </table:table-cell>
          <table:table-cell table:formula="of:=[.E19]" office:value-type="float" office:value="35" calcext:value-type="float">
            <text:p>35</text:p>
          </table:table-cell>
          <table:table-cell table:formula="of:=[.F19]" office:value-type="float" office:value="5" calcext:value-type="float">
            <text:p>5</text:p>
          </table:table-cell>
          <table:table-cell table:formula="of:=3.141592654*[.D18]*[.D18]+[.D18]*[.E18]*2" office:value-type="float" office:value="701.7145867875" calcext:value-type="float">
            <text:p>701,7145867875</text:p>
          </table:table-cell>
          <table:table-cell table:formula="of:=2*(3.141592654*[.D18]+[.E18])" office:value-type="float" office:value="117.12388981" calcext:value-type="float">
            <text:p>117,12388981</text:p>
          </table:table-cell>
          <table:table-cell table:formula="of:=4*[.G18]/[.H18]" office:value-type="float" office:value="23.9648661917165" calcext:value-type="float">
            <text:p>23,9648661917</text:p>
          </table:table-cell>
          <table:table-cell table:formula="of:=[.F18]+0.3*[.I18]" office:value-type="float" office:value="12.189459857515" calcext:value-type="float">
            <text:p>12,1894598575</text:p>
          </table:table-cell>
          <table:table-cell table:formula="of:=1000000*[.G18]/[.J18]*POWER(cel/2/3.141592654/[.B18];2)" office:value-type="float" office:value="279114.586856674" calcext:value-type="float">
            <text:p>279114,586856674</text:p>
          </table:table-cell>
          <table:table-cell table:formula="of:=[.L19]" office:value-type="float" office:value="15" calcext:value-type="float">
            <text:p>15</text:p>
          </table:table-cell>
          <table:table-cell table:formula="of:=[.K18]/[.L18]/[.N18]" office:value-type="float" office:value="109.127856385151" calcext:value-type="float">
            <text:p>109,1278563852</text:p>
          </table:table-cell>
          <table:table-cell table:formula="of:=SQRT([.K18]/[.L18])*1.25" office:value-type="float" office:value="170.512275601798" calcext:value-type="float">
            <text:p>170,51227560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#5</text:p>
          </table:table-cell>
          <table:table-cell table:formula="of:=[.B18]*POWER(2;1/12)" office:value-type="float" office:value="830.60939515989" calcext:value-type="float">
            <text:p>830,6093951599</text:p>
          </table:table-cell>
          <table:table-cell table:formula="of:=1000*cel/[.B19]" office:value-type="float" office:value="412.949819733225" calcext:value-type="float">
            <text:p>412,9498197332</text:p>
          </table:table-cell>
          <table:table-cell table:formula="of:=[.D20]" office:value-type="float" office:value="7.5" calcext:value-type="float">
            <text:p>7,5</text:p>
          </table:table-cell>
          <table:table-cell table:formula="of:=[.E20]" office:value-type="float" office:value="35" calcext:value-type="float">
            <text:p>35</text:p>
          </table:table-cell>
          <table:table-cell table:formula="of:=[.F20]" office:value-type="float" office:value="5" calcext:value-type="float">
            <text:p>5</text:p>
          </table:table-cell>
          <table:table-cell table:formula="of:=3.141592654*[.D19]*[.D19]+[.D19]*[.E19]*2" office:value-type="float" office:value="701.7145867875" calcext:value-type="float">
            <text:p>701,7145867875</text:p>
          </table:table-cell>
          <table:table-cell table:formula="of:=2*(3.141592654*[.D19]+[.E19])" office:value-type="float" office:value="117.12388981" calcext:value-type="float">
            <text:p>117,12388981</text:p>
          </table:table-cell>
          <table:table-cell table:formula="of:=4*[.G19]/[.H19]" office:value-type="float" office:value="23.9648661917165" calcext:value-type="float">
            <text:p>23,9648661917</text:p>
          </table:table-cell>
          <table:table-cell table:formula="of:=[.F19]+0.3*[.I19]" office:value-type="float" office:value="12.189459857515" calcext:value-type="float">
            <text:p>12,1894598575</text:p>
          </table:table-cell>
          <table:table-cell table:formula="of:=1000000*[.G19]/[.J19]*POWER(cel/2/3.141592654/[.B19];2)" office:value-type="float" office:value="248662.827644881" calcext:value-type="float">
            <text:p>248662,827644881</text:p>
          </table:table-cell>
          <table:table-cell table:formula="of:=[.L20]" office:value-type="float" office:value="15" calcext:value-type="float">
            <text:p>15</text:p>
          </table:table-cell>
          <table:table-cell table:formula="of:=[.K19]/[.L19]/[.N19]" office:value-type="float" office:value="103.002980439961" calcext:value-type="float">
            <text:p>103,00298044</text:p>
          </table:table-cell>
          <table:table-cell table:formula="of:=SQRT([.K19]/[.L19])*1.25" office:value-type="float" office:value="160.942156937439" calcext:value-type="float">
            <text:p>160,94215693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5</text:p>
          </table:table-cell>
          <table:table-cell table:formula="of:=[.B19]*POWER(2;1/12)" office:value-type="float" office:value="880" calcext:value-type="float">
            <text:p>880</text:p>
          </table:table-cell>
          <table:table-cell table:formula="of:=1000*cel/[.B20]" office:value-type="float" office:value="389.772727272727" calcext:value-type="float">
            <text:p>389,7727272727</text:p>
          </table:table-cell>
          <table:table-cell table:formula="of:=[.D21]" office:value-type="float" office:value="7.5" calcext:value-type="float">
            <text:p>7,5</text:p>
          </table:table-cell>
          <table:table-cell table:formula="of:=[.E21]" office:value-type="float" office:value="35" calcext:value-type="float">
            <text:p>35</text:p>
          </table:table-cell>
          <table:table-cell table:formula="of:=[.F21]" office:value-type="float" office:value="5" calcext:value-type="float">
            <text:p>5</text:p>
          </table:table-cell>
          <table:table-cell table:formula="of:=3.141592654*[.D20]*[.D20]+[.D20]*[.E20]*2" office:value-type="float" office:value="701.7145867875" calcext:value-type="float">
            <text:p>701,7145867875</text:p>
          </table:table-cell>
          <table:table-cell table:formula="of:=2*(3.141592654*[.D20]+[.E20])" office:value-type="float" office:value="117.12388981" calcext:value-type="float">
            <text:p>117,12388981</text:p>
          </table:table-cell>
          <table:table-cell table:formula="of:=4*[.G20]/[.H20]" office:value-type="float" office:value="23.9648661917165" calcext:value-type="float">
            <text:p>23,9648661917</text:p>
          </table:table-cell>
          <table:table-cell table:formula="of:=[.F20]+0.3*[.I20]" office:value-type="float" office:value="12.189459857515" calcext:value-type="float">
            <text:p>12,1894598575</text:p>
          </table:table-cell>
          <table:table-cell table:formula="of:=1000000*[.G20]/[.J20]*POWER(cel/2/3.141592654/[.B20];2)" office:value-type="float" office:value="221533.394397977" calcext:value-type="float">
            <text:p>221533,394397977</text:p>
          </table:table-cell>
          <table:table-cell table:formula="of:=[.L21]" office:value-type="float" office:value="15" calcext:value-type="float">
            <text:p>15</text:p>
          </table:table-cell>
          <table:table-cell table:formula="of:=[.K20]/[.L20]/[.N20]" office:value-type="float" office:value="97.2218673669339" calcext:value-type="float">
            <text:p>97,2218673669</text:p>
          </table:table-cell>
          <table:table-cell table:formula="of:=SQRT([.K20]/[.L20])*1.25" office:value-type="float" office:value="151.909167760834" calcext:value-type="float">
            <text:p>151,90916776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#5</text:p>
          </table:table-cell>
          <table:table-cell table:formula="of:=[.B20]*POWER(2;1/12)" office:value-type="float" office:value="932.32752303618" calcext:value-type="float">
            <text:p>932,3275230362</text:p>
          </table:table-cell>
          <table:table-cell table:formula="of:=1000*cel/[.B21]" office:value-type="float" office:value="367.896465056615" calcext:value-type="float">
            <text:p>367,8964650566</text:p>
          </table:table-cell>
          <table:table-cell table:formula="of:=[.D22]" office:value-type="float" office:value="7.5" calcext:value-type="float">
            <text:p>7,5</text:p>
          </table:table-cell>
          <table:table-cell table:formula="of:=[.E22]" office:value-type="float" office:value="35" calcext:value-type="float">
            <text:p>35</text:p>
          </table:table-cell>
          <table:table-cell table:formula="of:=[.F22]" office:value-type="float" office:value="5" calcext:value-type="float">
            <text:p>5</text:p>
          </table:table-cell>
          <table:table-cell table:formula="of:=3.141592654*[.D21]*[.D21]+[.D21]*[.E21]*2" office:value-type="float" office:value="701.7145867875" calcext:value-type="float">
            <text:p>701,7145867875</text:p>
          </table:table-cell>
          <table:table-cell table:formula="of:=2*(3.141592654*[.D21]+[.E21])" office:value-type="float" office:value="117.12388981" calcext:value-type="float">
            <text:p>117,12388981</text:p>
          </table:table-cell>
          <table:table-cell table:formula="of:=4*[.G21]/[.H21]" office:value-type="float" office:value="23.9648661917165" calcext:value-type="float">
            <text:p>23,9648661917</text:p>
          </table:table-cell>
          <table:table-cell table:formula="of:=[.F21]+0.3*[.I21]" office:value-type="float" office:value="12.189459857515" calcext:value-type="float">
            <text:p>12,1894598575</text:p>
          </table:table-cell>
          <table:table-cell table:formula="of:=1000000*[.G21]/[.J21]*POWER(cel/2/3.141592654/[.B21];2)" office:value-type="float" office:value="197363.817094436" calcext:value-type="float">
            <text:p>197363,817094436</text:p>
          </table:table-cell>
          <table:table-cell table:formula="of:=[.L22]" office:value-type="float" office:value="15" calcext:value-type="float">
            <text:p>15</text:p>
          </table:table-cell>
          <table:table-cell table:formula="of:=[.K21]/[.L21]/[.N21]" office:value-type="float" office:value="91.7652232385955" calcext:value-type="float">
            <text:p>91,7652232386</text:p>
          </table:table-cell>
          <table:table-cell table:formula="of:=SQRT([.K21]/[.L21])*1.25" office:value-type="float" office:value="143.383161310305" calcext:value-type="float">
            <text:p>143,38316131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5</text:p>
          </table:table-cell>
          <table:table-cell table:formula="of:=[.B21]*POWER(2;1/12)" office:value-type="float" office:value="987.766602512248" calcext:value-type="float">
            <text:p>987,7666025122</text:p>
          </table:table-cell>
          <table:table-cell table:formula="of:=1000*cel/[.B22]" office:value-type="float" office:value="347.248023093337" calcext:value-type="float">
            <text:p>347,2480230933</text:p>
          </table:table-cell>
          <table:table-cell table:formula="of:=[.D23]" office:value-type="float" office:value="7.5" calcext:value-type="float">
            <text:p>7,5</text:p>
          </table:table-cell>
          <table:table-cell office:value-type="float" office:value="35" calcext:value-type="float">
            <text:p>35</text:p>
          </table:table-cell>
          <table:table-cell table:formula="of:=[.F23]" office:value-type="float" office:value="5" calcext:value-type="float">
            <text:p>5</text:p>
          </table:table-cell>
          <table:table-cell table:formula="of:=3.141592654*[.D22]*[.D22]+[.D22]*[.E22]*2" office:value-type="float" office:value="701.7145867875" calcext:value-type="float">
            <text:p>701,7145867875</text:p>
          </table:table-cell>
          <table:table-cell table:formula="of:=2*(3.141592654*[.D22]+[.E22])" office:value-type="float" office:value="117.12388981" calcext:value-type="float">
            <text:p>117,12388981</text:p>
          </table:table-cell>
          <table:table-cell table:formula="of:=4*[.G22]/[.H22]" office:value-type="float" office:value="23.9648661917165" calcext:value-type="float">
            <text:p>23,9648661917</text:p>
          </table:table-cell>
          <table:table-cell table:formula="of:=[.F22]+0.3*[.I22]" office:value-type="float" office:value="12.189459857515" calcext:value-type="float">
            <text:p>12,1894598575</text:p>
          </table:table-cell>
          <table:table-cell table:formula="of:=1000000*[.G22]/[.J22]*POWER(cel/2/3.141592654/[.B22];2)" office:value-type="float" office:value="175831.171656717" calcext:value-type="float">
            <text:p>175831,171656717</text:p>
          </table:table-cell>
          <table:table-cell table:formula="of:=[.L23]" office:value-type="float" office:value="15" calcext:value-type="float">
            <text:p>15</text:p>
          </table:table-cell>
          <table:table-cell table:formula="of:=[.K22]/[.L22]/[.N22]" office:value-type="float" office:value="86.6148370124115" calcext:value-type="float">
            <text:p>86,6148370124</text:p>
          </table:table-cell>
          <table:table-cell table:formula="of:=SQRT([.K22]/[.L22])*1.25" office:value-type="float" office:value="135.335682831893" calcext:value-type="float">
            <text:p>135,33568283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6</text:p>
          </table:table-cell>
          <table:table-cell table:formula="of:=[.B22]*POWER(2;1/12)" office:value-type="float" office:value="1046.50226120239" calcext:value-type="float">
            <text:p>1046,5022612024</text:p>
          </table:table-cell>
          <table:table-cell table:formula="of:=1000*cel/[.B23]" office:value-type="float" office:value="327.7584891273" calcext:value-type="float">
            <text:p>327,7584891273</text:p>
          </table:table-cell>
          <table:table-cell table:formula="of:=[.D24]" office:value-type="float" office:value="7.5" calcext:value-type="float">
            <text:p>7,5</text:p>
          </table:table-cell>
          <table:table-cell table:formula="of:=[.E24]" office:value-type="float" office:value="35" calcext:value-type="float">
            <text:p>35</text:p>
          </table:table-cell>
          <table:table-cell table:formula="of:=[.F24]" office:value-type="float" office:value="5" calcext:value-type="float">
            <text:p>5</text:p>
          </table:table-cell>
          <table:table-cell table:formula="of:=3.141592654*[.D23]*[.D23]+[.D23]*[.E23]*2" office:value-type="float" office:value="701.7145867875" calcext:value-type="float">
            <text:p>701,7145867875</text:p>
          </table:table-cell>
          <table:table-cell table:formula="of:=2*(3.141592654*[.D23]+[.E23])" office:value-type="float" office:value="117.12388981" calcext:value-type="float">
            <text:p>117,12388981</text:p>
          </table:table-cell>
          <table:table-cell table:formula="of:=4*[.G23]/[.H23]" office:value-type="float" office:value="23.9648661917165" calcext:value-type="float">
            <text:p>23,9648661917</text:p>
          </table:table-cell>
          <table:table-cell table:formula="of:=[.F23]+0.3*[.I23]" office:value-type="float" office:value="12.189459857515" calcext:value-type="float">
            <text:p>12,1894598575</text:p>
          </table:table-cell>
          <table:table-cell table:formula="of:=1000000*[.G23]/[.J23]*POWER(cel/2/3.141592654/[.B23];2)" office:value-type="float" office:value="156647.765438083" calcext:value-type="float">
            <text:p>156647,765438083</text:p>
          </table:table-cell>
          <table:table-cell table:formula="of:=[.L24]" office:value-type="float" office:value="15" calcext:value-type="float">
            <text:p>15</text:p>
          </table:table-cell>
          <table:table-cell table:formula="of:=[.K23]/[.L23]/[.N23]" office:value-type="float" office:value="68.1279331276056" calcext:value-type="float">
            <text:p>68,1279331276</text:p>
          </table:table-cell>
          <table:table-cell table:formula="of:=SQRT([.K23]/[.L23])*1.5" office:value-type="float" office:value="153.287849537113" calcext:value-type="float">
            <text:p>153,28784953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#6</text:p>
          </table:table-cell>
          <table:table-cell table:formula="of:=[.B23]*POWER(2;1/12)" office:value-type="float" office:value="1108.73052390749" calcext:value-type="float">
            <text:p>1108,7305239075</text:p>
          </table:table-cell>
          <table:table-cell table:formula="of:=1000*cel/[.B24]" office:value-type="float" office:value="309.362818650621" calcext:value-type="float">
            <text:p>309,3628186506</text:p>
          </table:table-cell>
          <table:table-cell table:formula="of:=[.D25]" office:value-type="float" office:value="7.5" calcext:value-type="float">
            <text:p>7,5</text:p>
          </table:table-cell>
          <table:table-cell table:formula="of:=[.E25]" office:value-type="float" office:value="35" calcext:value-type="float">
            <text:p>35</text:p>
          </table:table-cell>
          <table:table-cell table:formula="of:=[.F25]" office:value-type="float" office:value="5" calcext:value-type="float">
            <text:p>5</text:p>
          </table:table-cell>
          <table:table-cell table:formula="of:=3.141592654*[.D24]*[.D24]+[.D24]*[.E24]*2" office:value-type="float" office:value="701.7145867875" calcext:value-type="float">
            <text:p>701,7145867875</text:p>
          </table:table-cell>
          <table:table-cell table:formula="of:=2*(3.141592654*[.D24]+[.E24])" office:value-type="float" office:value="117.12388981" calcext:value-type="float">
            <text:p>117,12388981</text:p>
          </table:table-cell>
          <table:table-cell table:formula="of:=4*[.G24]/[.H24]" office:value-type="float" office:value="23.9648661917165" calcext:value-type="float">
            <text:p>23,9648661917</text:p>
          </table:table-cell>
          <table:table-cell table:formula="of:=[.F24]+0.3*[.I24]" office:value-type="float" office:value="12.189459857515" calcext:value-type="float">
            <text:p>12,1894598575</text:p>
          </table:table-cell>
          <table:table-cell table:formula="of:=1000000*[.G24]/[.J24]*POWER(cel/2/3.141592654/[.B24];2)" office:value-type="float" office:value="139557.293428337" calcext:value-type="float">
            <text:p>139557,293428337</text:p>
          </table:table-cell>
          <table:table-cell table:formula="of:=[.L25]" office:value-type="float" office:value="15" calcext:value-type="float">
            <text:p>15</text:p>
          </table:table-cell>
          <table:table-cell table:formula="of:=[.K24]/[.L24]/[.N24]" office:value-type="float" office:value="64.3042060552432" calcext:value-type="float">
            <text:p>64,3042060552</text:p>
          </table:table-cell>
          <table:table-cell table:formula="of:=SQRT([.K24]/[.L24])*1.5" office:value-type="float" office:value="144.684463624297" calcext:value-type="float">
            <text:p>144,68446362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6</text:p>
          </table:table-cell>
          <table:table-cell table:formula="of:=[.B24]*POWER(2;1/12)" office:value-type="float" office:value="1174.65907166963" calcext:value-type="float">
            <text:p>1174,6590716696</text:p>
          </table:table-cell>
          <table:table-cell table:formula="of:=1000*cel/[.B25]" office:value-type="float" office:value="291.999617823126" calcext:value-type="float">
            <text:p>291,9996178231</text:p>
          </table:table-cell>
          <table:table-cell table:formula="of:=[.D26]" office:value-type="float" office:value="7.5" calcext:value-type="float">
            <text:p>7,5</text:p>
          </table:table-cell>
          <table:table-cell table:formula="of:=[.E26]" office:value-type="float" office:value="35" calcext:value-type="float">
            <text:p>35</text:p>
          </table:table-cell>
          <table:table-cell table:formula="of:=[.F26]" office:value-type="float" office:value="5" calcext:value-type="float">
            <text:p>5</text:p>
          </table:table-cell>
          <table:table-cell table:formula="of:=3.141592654*[.D25]*[.D25]+[.D25]*[.E25]*2" office:value-type="float" office:value="701.7145867875" calcext:value-type="float">
            <text:p>701,7145867875</text:p>
          </table:table-cell>
          <table:table-cell table:formula="of:=2*(3.141592654*[.D25]+[.E25])" office:value-type="float" office:value="117.12388981" calcext:value-type="float">
            <text:p>117,12388981</text:p>
          </table:table-cell>
          <table:table-cell table:formula="of:=4*[.G25]/[.H25]" office:value-type="float" office:value="23.9648661917165" calcext:value-type="float">
            <text:p>23,9648661917</text:p>
          </table:table-cell>
          <table:table-cell table:formula="of:=[.F25]+0.3*[.I25]" office:value-type="float" office:value="12.189459857515" calcext:value-type="float">
            <text:p>12,1894598575</text:p>
          </table:table-cell>
          <table:table-cell table:formula="of:=1000000*[.G25]/[.J25]*POWER(cel/2/3.141592654/[.B25];2)" office:value-type="float" office:value="124331.413822441" calcext:value-type="float">
            <text:p>124331,413822441</text:p>
          </table:table-cell>
          <table:table-cell table:formula="of:=[.L26]" office:value-type="float" office:value="15" calcext:value-type="float">
            <text:p>15</text:p>
          </table:table-cell>
          <table:table-cell table:formula="of:=[.K25]/[.L25]/[.N25]" office:value-type="float" office:value="60.6950882929346" calcext:value-type="float">
            <text:p>60,6950882929</text:p>
          </table:table-cell>
          <table:table-cell table:formula="of:=SQRT([.K25]/[.L25])*1.5" office:value-type="float" office:value="136.563948659103" calcext:value-type="float">
            <text:p>136,56394865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#6</text:p>
          </table:table-cell>
          <table:table-cell table:formula="of:=[.B25]*POWER(2;1/12)" office:value-type="float" office:value="1244.50793488832" calcext:value-type="float">
            <text:p>1244,5079348883</text:p>
          </table:table-cell>
          <table:table-cell table:formula="of:=1000*cel/[.B26]" office:value-type="float" office:value="275.61093857612" calcext:value-type="float">
            <text:p>275,6109385761</text:p>
          </table:table-cell>
          <table:table-cell table:formula="of:=[.D27]" office:value-type="float" office:value="7.5" calcext:value-type="float">
            <text:p>7,5</text:p>
          </table:table-cell>
          <table:table-cell table:formula="of:=[.E27]" office:value-type="float" office:value="35" calcext:value-type="float">
            <text:p>35</text:p>
          </table:table-cell>
          <table:table-cell table:formula="of:=[.F27]" office:value-type="float" office:value="5" calcext:value-type="float">
            <text:p>5</text:p>
          </table:table-cell>
          <table:table-cell table:formula="of:=3.141592654*[.D26]*[.D26]+[.D26]*[.E26]*2" office:value-type="float" office:value="701.7145867875" calcext:value-type="float">
            <text:p>701,7145867875</text:p>
          </table:table-cell>
          <table:table-cell table:formula="of:=2*(3.141592654*[.D26]+[.E26])" office:value-type="float" office:value="117.12388981" calcext:value-type="float">
            <text:p>117,12388981</text:p>
          </table:table-cell>
          <table:table-cell table:formula="of:=4*[.G26]/[.H26]" office:value-type="float" office:value="23.9648661917165" calcext:value-type="float">
            <text:p>23,9648661917</text:p>
          </table:table-cell>
          <table:table-cell table:formula="of:=[.F26]+0.3*[.I26]" office:value-type="float" office:value="12.189459857515" calcext:value-type="float">
            <text:p>12,1894598575</text:p>
          </table:table-cell>
          <table:table-cell table:formula="of:=1000000*[.G26]/[.J26]*POWER(cel/2/3.141592654/[.B26];2)" office:value-type="float" office:value="110766.697198988" calcext:value-type="float">
            <text:p>110766,697198988</text:p>
          </table:table-cell>
          <table:table-cell table:formula="of:=[.L27]" office:value-type="float" office:value="15" calcext:value-type="float">
            <text:p>15</text:p>
          </table:table-cell>
          <table:table-cell table:formula="of:=[.K26]/[.L26]/[.N26]" office:value-type="float" office:value="57.2885347456484" calcext:value-type="float">
            <text:p>57,2885347456</text:p>
          </table:table-cell>
          <table:table-cell table:formula="of:=SQRT([.K26]/[.L26])*1.5" office:value-type="float" office:value="128.899203177709" calcext:value-type="float">
            <text:p>128,89920317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6</text:p>
          </table:table-cell>
          <table:table-cell table:formula="of:=[.B26]*POWER(2;1/12)" office:value-type="float" office:value="1318.51022765148" calcext:value-type="float">
            <text:p>1318,5102276515</text:p>
          </table:table-cell>
          <table:table-cell table:formula="of:=1000*cel/[.B27]" office:value-type="float" office:value="260.142085216092" calcext:value-type="float">
            <text:p>260,1420852161</text:p>
          </table:table-cell>
          <table:table-cell table:formula="of:=[.D28]" office:value-type="float" office:value="7.5" calcext:value-type="float">
            <text:p>7,5</text:p>
          </table:table-cell>
          <table:table-cell table:formula="of:=[.E28]" office:value-type="float" office:value="35" calcext:value-type="float">
            <text:p>35</text:p>
          </table:table-cell>
          <table:table-cell table:formula="of:=[.F28]" office:value-type="float" office:value="5" calcext:value-type="float">
            <text:p>5</text:p>
          </table:table-cell>
          <table:table-cell table:formula="of:=3.141592654*[.D27]*[.D27]+[.D27]*[.E27]*2" office:value-type="float" office:value="701.7145867875" calcext:value-type="float">
            <text:p>701,7145867875</text:p>
          </table:table-cell>
          <table:table-cell table:formula="of:=2*(3.141592654*[.D27]+[.E27])" office:value-type="float" office:value="117.12388981" calcext:value-type="float">
            <text:p>117,12388981</text:p>
          </table:table-cell>
          <table:table-cell table:formula="of:=4*[.G27]/[.H27]" office:value-type="float" office:value="23.9648661917165" calcext:value-type="float">
            <text:p>23,9648661917</text:p>
          </table:table-cell>
          <table:table-cell table:formula="of:=[.F27]+0.3*[.I27]" office:value-type="float" office:value="12.189459857515" calcext:value-type="float">
            <text:p>12,1894598575</text:p>
          </table:table-cell>
          <table:table-cell table:formula="of:=1000000*[.G27]/[.J27]*POWER(cel/2/3.141592654/[.B27];2)" office:value-type="float" office:value="98681.9085472179" calcext:value-type="float">
            <text:p>98681,9085472179</text:p>
          </table:table-cell>
          <table:table-cell table:formula="of:=[.L28]" office:value-type="float" office:value="15" calcext:value-type="float">
            <text:p>15</text:p>
          </table:table-cell>
          <table:table-cell table:formula="of:=[.K27]/[.L27]/[.N27]" office:value-type="float" office:value="54.0731763575902" calcext:value-type="float">
            <text:p>54,0731763576</text:p>
          </table:table-cell>
          <table:table-cell table:formula="of:=SQRT([.K27]/[.L27])*1.5" office:value-type="float" office:value="121.664646804578" calcext:value-type="float">
            <text:p>121,66464680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6</text:p>
          </table:table-cell>
          <table:table-cell table:formula="of:=[.B27]*POWER(2;1/12)" office:value-type="float" office:value="1396.91292573202" calcext:value-type="float">
            <text:p>1396,912925732</text:p>
          </table:table-cell>
          <table:table-cell table:formula="of:=1000*cel/[.B28]" office:value-type="float" office:value="245.541431882921" calcext:value-type="float">
            <text:p>245,5414318829</text:p>
          </table:table-cell>
          <table:table-cell table:formula="of:=[.D29]" office:value-type="float" office:value="7.5" calcext:value-type="float">
            <text:p>7,5</text:p>
          </table:table-cell>
          <table:table-cell table:formula="of:=[.E29]" office:value-type="float" office:value="35" calcext:value-type="float">
            <text:p>35</text:p>
          </table:table-cell>
          <table:table-cell table:formula="of:=[.F29]" office:value-type="float" office:value="5" calcext:value-type="float">
            <text:p>5</text:p>
          </table:table-cell>
          <table:table-cell table:formula="of:=3.141592654*[.D28]*[.D28]+[.D28]*[.E28]*2" office:value-type="float" office:value="701.7145867875" calcext:value-type="float">
            <text:p>701,7145867875</text:p>
          </table:table-cell>
          <table:table-cell table:formula="of:=2*(3.141592654*[.D28]+[.E28])" office:value-type="float" office:value="117.12388981" calcext:value-type="float">
            <text:p>117,12388981</text:p>
          </table:table-cell>
          <table:table-cell table:formula="of:=4*[.G28]/[.H28]" office:value-type="float" office:value="23.9648661917165" calcext:value-type="float">
            <text:p>23,9648661917</text:p>
          </table:table-cell>
          <table:table-cell table:formula="of:=[.F28]+0.3*[.I28]" office:value-type="float" office:value="12.189459857515" calcext:value-type="float">
            <text:p>12,1894598575</text:p>
          </table:table-cell>
          <table:table-cell table:formula="of:=1000000*[.G28]/[.J28]*POWER(cel/2/3.141592654/[.B28];2)" office:value-type="float" office:value="87915.5858283586" calcext:value-type="float">
            <text:p>87915,5858283586</text:p>
          </table:table-cell>
          <table:table-cell table:formula="of:=[.L29]" office:value-type="float" office:value="15" calcext:value-type="float">
            <text:p>15</text:p>
          </table:table-cell>
          <table:table-cell table:formula="of:=[.K28]/[.L28]/[.N28]" office:value-type="float" office:value="51.0382821690364" calcext:value-type="float">
            <text:p>51,038282169</text:p>
          </table:table-cell>
          <table:table-cell table:formula="of:=SQRT([.K28]/[.L28])*1.5" office:value-type="float" office:value="114.836134880332" calcext:value-type="float">
            <text:p>114,83613488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#6</text:p>
          </table:table-cell>
          <table:table-cell table:formula="of:=[.B28]*POWER(2;1/12)" office:value-type="float" office:value="1479.97769084654" calcext:value-type="float">
            <text:p>1479,9776908465</text:p>
          </table:table-cell>
          <table:table-cell table:formula="of:=1000*cel/[.B29]" office:value-type="float" office:value="231.760250253371" calcext:value-type="float">
            <text:p>231,7602502534</text:p>
          </table:table-cell>
          <table:table-cell table:formula="of:=[.D30]" office:value-type="float" office:value="7.5" calcext:value-type="float">
            <text:p>7,5</text:p>
          </table:table-cell>
          <table:table-cell table:formula="of:=[.E30]" office:value-type="float" office:value="35" calcext:value-type="float">
            <text:p>35</text:p>
          </table:table-cell>
          <table:table-cell table:formula="of:=[.F30]" office:value-type="float" office:value="5" calcext:value-type="float">
            <text:p>5</text:p>
          </table:table-cell>
          <table:table-cell table:formula="of:=3.141592654*[.D29]*[.D29]+[.D29]*[.E29]*2" office:value-type="float" office:value="701.7145867875" calcext:value-type="float">
            <text:p>701,7145867875</text:p>
          </table:table-cell>
          <table:table-cell table:formula="of:=2*(3.141592654*[.D29]+[.E29])" office:value-type="float" office:value="117.12388981" calcext:value-type="float">
            <text:p>117,12388981</text:p>
          </table:table-cell>
          <table:table-cell table:formula="of:=4*[.G29]/[.H29]" office:value-type="float" office:value="23.9648661917165" calcext:value-type="float">
            <text:p>23,9648661917</text:p>
          </table:table-cell>
          <table:table-cell table:formula="of:=[.F29]+0.3*[.I29]" office:value-type="float" office:value="12.189459857515" calcext:value-type="float">
            <text:p>12,1894598575</text:p>
          </table:table-cell>
          <table:table-cell table:formula="of:=1000000*[.G29]/[.J29]*POWER(cel/2/3.141592654/[.B29];2)" office:value-type="float" office:value="78323.8827190417" calcext:value-type="float">
            <text:p>78323,8827190417</text:p>
          </table:table-cell>
          <table:table-cell table:formula="of:=[.L30]" office:value-type="float" office:value="15" calcext:value-type="float">
            <text:p>15</text:p>
          </table:table-cell>
          <table:table-cell table:formula="of:=[.K29]/[.L29]/[.N29]" office:value-type="float" office:value="41.2917630023602" calcext:value-type="float">
            <text:p>41,2917630024</text:p>
          </table:table-cell>
          <table:table-cell table:formula="of:=SQRT([.K29]/[.L29])*1.75" office:value-type="float" office:value="126.456024194728" calcext:value-type="float">
            <text:p>126,45602419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6</text:p>
          </table:table-cell>
          <table:table-cell table:formula="of:=[.B29]*POWER(2;1/12)" office:value-type="float" office:value="1567.981743927" calcext:value-type="float">
            <text:p>1567,981743927</text:p>
          </table:table-cell>
          <table:table-cell table:formula="of:=1000*cel/[.B30]" office:value-type="float" office:value="218.752546914838" calcext:value-type="float">
            <text:p>218,7525469148</text:p>
          </table:table-cell>
          <table:table-cell table:formula="of:=[.D31]" office:value-type="float" office:value="7.5" calcext:value-type="float">
            <text:p>7,5</text:p>
          </table:table-cell>
          <table:table-cell table:formula="of:=[.E31]" office:value-type="float" office:value="35" calcext:value-type="float">
            <text:p>35</text:p>
          </table:table-cell>
          <table:table-cell table:formula="of:=[.F31]" office:value-type="float" office:value="5" calcext:value-type="float">
            <text:p>5</text:p>
          </table:table-cell>
          <table:table-cell table:formula="of:=3.141592654*[.D30]*[.D30]+[.D30]*[.E30]*2" office:value-type="float" office:value="701.7145867875" calcext:value-type="float">
            <text:p>701,7145867875</text:p>
          </table:table-cell>
          <table:table-cell table:formula="of:=2*(3.141592654*[.D30]+[.E30])" office:value-type="float" office:value="117.12388981" calcext:value-type="float">
            <text:p>117,12388981</text:p>
          </table:table-cell>
          <table:table-cell table:formula="of:=4*[.G30]/[.H30]" office:value-type="float" office:value="23.9648661917165" calcext:value-type="float">
            <text:p>23,9648661917</text:p>
          </table:table-cell>
          <table:table-cell table:formula="of:=[.F30]+0.3*[.I30]" office:value-type="float" office:value="12.189459857515" calcext:value-type="float">
            <text:p>12,1894598575</text:p>
          </table:table-cell>
          <table:table-cell table:formula="of:=1000000*[.G30]/[.J30]*POWER(cel/2/3.141592654/[.B30];2)" office:value-type="float" office:value="69778.6467141685" calcext:value-type="float">
            <text:p>69778,6467141685</text:p>
          </table:table-cell>
          <table:table-cell table:formula="of:=[.L31]" office:value-type="float" office:value="15" calcext:value-type="float">
            <text:p>15</text:p>
          </table:table-cell>
          <table:table-cell table:formula="of:=[.K30]/[.L30]/[.N30]" office:value-type="float" office:value="38.9742344232681" calcext:value-type="float">
            <text:p>38,9742344233</text:p>
          </table:table-cell>
          <table:table-cell table:formula="of:=SQRT([.K30]/[.L30])*1.75" office:value-type="float" office:value="119.358592921259" calcext:value-type="float">
            <text:p>119,35859292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#6</text:p>
          </table:table-cell>
          <table:table-cell table:formula="of:=[.B30]*POWER(2;1/12)" office:value-type="float" office:value="1661.21879031978" calcext:value-type="float">
            <text:p>1661,2187903198</text:p>
          </table:table-cell>
          <table:table-cell table:formula="of:=1000*cel/[.B31]" office:value-type="float" office:value="206.474909866613" calcext:value-type="float">
            <text:p>206,4749098666</text:p>
          </table:table-cell>
          <table:table-cell table:formula="of:=[.D32]" office:value-type="float" office:value="7.5" calcext:value-type="float">
            <text:p>7,5</text:p>
          </table:table-cell>
          <table:table-cell table:formula="of:=[.E32]" office:value-type="float" office:value="35" calcext:value-type="float">
            <text:p>35</text:p>
          </table:table-cell>
          <table:table-cell table:formula="of:=[.F32]" office:value-type="float" office:value="5" calcext:value-type="float">
            <text:p>5</text:p>
          </table:table-cell>
          <table:table-cell table:formula="of:=3.141592654*[.D31]*[.D31]+[.D31]*[.E31]*2" office:value-type="float" office:value="701.7145867875" calcext:value-type="float">
            <text:p>701,7145867875</text:p>
          </table:table-cell>
          <table:table-cell table:formula="of:=2*(3.141592654*[.D31]+[.E31])" office:value-type="float" office:value="117.12388981" calcext:value-type="float">
            <text:p>117,12388981</text:p>
          </table:table-cell>
          <table:table-cell table:formula="of:=4*[.G31]/[.H31]" office:value-type="float" office:value="23.9648661917165" calcext:value-type="float">
            <text:p>23,9648661917</text:p>
          </table:table-cell>
          <table:table-cell table:formula="of:=[.F31]+0.3*[.I31]" office:value-type="float" office:value="12.189459857515" calcext:value-type="float">
            <text:p>12,1894598575</text:p>
          </table:table-cell>
          <table:table-cell table:formula="of:=1000000*[.G31]/[.J31]*POWER(cel/2/3.141592654/[.B31];2)" office:value-type="float" office:value="62165.7069112203" calcext:value-type="float">
            <text:p>62165,7069112203</text:p>
          </table:table-cell>
          <table:table-cell table:formula="of:=[.L32]" office:value-type="float" office:value="15" calcext:value-type="float">
            <text:p>15</text:p>
          </table:table-cell>
          <table:table-cell table:formula="of:=[.K31]/[.L31]/[.N31]" office:value-type="float" office:value="36.7867787285574" calcext:value-type="float">
            <text:p>36,7867787286</text:p>
          </table:table-cell>
          <table:table-cell table:formula="of:=SQRT([.K31]/[.L31])*1.75" office:value-type="float" office:value="112.659509856207" calcext:value-type="float">
            <text:p>112,65950985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6</text:p>
          </table:table-cell>
          <table:table-cell table:formula="of:=[.B31]*POWER(2;1/12)" office:value-type="float" office:value="1760" calcext:value-type="float">
            <text:p>1760</text:p>
          </table:table-cell>
          <table:table-cell table:formula="of:=1000*cel/[.B32]" office:value-type="float" office:value="194.886363636364" calcext:value-type="float">
            <text:p>194,8863636364</text:p>
          </table:table-cell>
          <table:table-cell table:formula="of:=[.D33]" office:value-type="float" office:value="7.5" calcext:value-type="float">
            <text:p>7,5</text:p>
          </table:table-cell>
          <table:table-cell table:formula="of:=[.E33]" office:value-type="float" office:value="35" calcext:value-type="float">
            <text:p>35</text:p>
          </table:table-cell>
          <table:table-cell table:formula="of:=[.F33]" office:value-type="float" office:value="5" calcext:value-type="float">
            <text:p>5</text:p>
          </table:table-cell>
          <table:table-cell table:formula="of:=3.141592654*[.D32]*[.D32]+[.D32]*[.E32]*2" office:value-type="float" office:value="701.7145867875" calcext:value-type="float">
            <text:p>701,7145867875</text:p>
          </table:table-cell>
          <table:table-cell table:formula="of:=2*(3.141592654*[.D32]+[.E32])" office:value-type="float" office:value="117.12388981" calcext:value-type="float">
            <text:p>117,12388981</text:p>
          </table:table-cell>
          <table:table-cell table:formula="of:=4*[.G32]/[.H32]" office:value-type="float" office:value="23.9648661917165" calcext:value-type="float">
            <text:p>23,9648661917</text:p>
          </table:table-cell>
          <table:table-cell table:formula="of:=[.F32]+0.3*[.I32]" office:value-type="float" office:value="12.189459857515" calcext:value-type="float">
            <text:p>12,1894598575</text:p>
          </table:table-cell>
          <table:table-cell table:formula="of:=1000000*[.G32]/[.J32]*POWER(cel/2/3.141592654/[.B32];2)" office:value-type="float" office:value="55383.3485994942" calcext:value-type="float">
            <text:p>55383,3485994942</text:p>
          </table:table-cell>
          <table:table-cell table:formula="of:=[.L33]" office:value-type="float" office:value="15" calcext:value-type="float">
            <text:p>15</text:p>
          </table:table-cell>
          <table:table-cell table:formula="of:=[.K32]/[.L32]/[.N32]" office:value-type="float" office:value="34.7220954881907" calcext:value-type="float">
            <text:p>34,7220954882</text:p>
          </table:table-cell>
          <table:table-cell table:formula="of:=SQRT([.K32]/[.L32])*1.75" office:value-type="float" office:value="106.336417432584" calcext:value-type="float">
            <text:p>106,33641743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#6</text:p>
          </table:table-cell>
          <table:table-cell table:formula="of:=[.B32]*POWER(2;1/12)" office:value-type="float" office:value="1864.65504607236" calcext:value-type="float">
            <text:p>1864,6550460724</text:p>
          </table:table-cell>
          <table:table-cell table:formula="of:=1000*cel/[.B33]" office:value-type="float" office:value="183.948232528307" calcext:value-type="float">
            <text:p>183,9482325283</text:p>
          </table:table-cell>
          <table:table-cell table:formula="of:=[.D34]" office:value-type="float" office:value="7.5" calcext:value-type="float">
            <text:p>7,5</text:p>
          </table:table-cell>
          <table:table-cell table:formula="of:=[.E34]" office:value-type="float" office:value="35" calcext:value-type="float">
            <text:p>35</text:p>
          </table:table-cell>
          <table:table-cell table:formula="of:=[.F34]" office:value-type="float" office:value="5" calcext:value-type="float">
            <text:p>5</text:p>
          </table:table-cell>
          <table:table-cell table:formula="of:=3.141592654*[.D33]*[.D33]+[.D33]*[.E33]*2" office:value-type="float" office:value="701.7145867875" calcext:value-type="float">
            <text:p>701,7145867875</text:p>
          </table:table-cell>
          <table:table-cell table:formula="of:=2*(3.141592654*[.D33]+[.E33])" office:value-type="float" office:value="117.12388981" calcext:value-type="float">
            <text:p>117,12388981</text:p>
          </table:table-cell>
          <table:table-cell table:formula="of:=4*[.G33]/[.H33]" office:value-type="float" office:value="23.9648661917165" calcext:value-type="float">
            <text:p>23,9648661917</text:p>
          </table:table-cell>
          <table:table-cell table:formula="of:=[.F33]+0.3*[.I33]" office:value-type="float" office:value="12.189459857515" calcext:value-type="float">
            <text:p>12,1894598575</text:p>
          </table:table-cell>
          <table:table-cell table:formula="of:=1000000*[.G33]/[.J33]*POWER(cel/2/3.141592654/[.B33];2)" office:value-type="float" office:value="49340.9542736089" calcext:value-type="float">
            <text:p>49340,9542736089</text:p>
          </table:table-cell>
          <table:table-cell table:formula="of:=[.L34]" office:value-type="float" office:value="15" calcext:value-type="float">
            <text:p>15</text:p>
          </table:table-cell>
          <table:table-cell table:formula="of:=[.K33]/[.L33]/[.N33]" office:value-type="float" office:value="32.7732940137841" calcext:value-type="float">
            <text:p>32,7732940138</text:p>
          </table:table-cell>
          <table:table-cell table:formula="of:=SQRT([.K33]/[.L33])*1.75" office:value-type="float" office:value="100.368212917214" calcext:value-type="float">
            <text:p>100,36821291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6</text:p>
          </table:table-cell>
          <table:table-cell table:formula="of:=[.B33]*POWER(2;1/12)" office:value-type="float" office:value="1975.5332050245" calcext:value-type="float">
            <text:p>1975,5332050245</text:p>
          </table:table-cell>
          <table:table-cell table:formula="of:=1000*cel/[.B34]" office:value-type="float" office:value="173.624011546668" calcext:value-type="float">
            <text:p>173,6240115467</text:p>
          </table:table-cell>
          <table:table-cell table:formula="of:=[.D35]" office:value-type="float" office:value="7.5" calcext:value-type="float">
            <text:p>7,5</text:p>
          </table:table-cell>
          <table:table-cell table:formula="of:=[.E35]" office:value-type="float" office:value="35" calcext:value-type="float">
            <text:p>35</text:p>
          </table:table-cell>
          <table:table-cell table:formula="of:=[.F35]" office:value-type="float" office:value="5" calcext:value-type="float">
            <text:p>5</text:p>
          </table:table-cell>
          <table:table-cell table:formula="of:=3.141592654*[.D34]*[.D34]+[.D34]*[.E34]*2" office:value-type="float" office:value="701.7145867875" calcext:value-type="float">
            <text:p>701,7145867875</text:p>
          </table:table-cell>
          <table:table-cell table:formula="of:=2*(3.141592654*[.D34]+[.E34])" office:value-type="float" office:value="117.12388981" calcext:value-type="float">
            <text:p>117,12388981</text:p>
          </table:table-cell>
          <table:table-cell table:formula="of:=4*[.G34]/[.H34]" office:value-type="float" office:value="23.9648661917165" calcext:value-type="float">
            <text:p>23,9648661917</text:p>
          </table:table-cell>
          <table:table-cell table:formula="of:=[.F34]+0.3*[.I34]" office:value-type="float" office:value="12.189459857515" calcext:value-type="float">
            <text:p>12,1894598575</text:p>
          </table:table-cell>
          <table:table-cell table:formula="of:=1000000*[.G34]/[.J34]*POWER(cel/2/3.141592654/[.B34];2)" office:value-type="float" office:value="43957.7929141793" calcext:value-type="float">
            <text:p>43957,7929141793</text:p>
          </table:table-cell>
          <table:table-cell table:formula="of:=[.L35]" office:value-type="float" office:value="15" calcext:value-type="float">
            <text:p>15</text:p>
          </table:table-cell>
          <table:table-cell table:formula="of:=[.K34]/[.L34]/[.N34]" office:value-type="float" office:value="30.9338703615755" calcext:value-type="float">
            <text:p>30,9338703616</text:p>
          </table:table-cell>
          <table:table-cell table:formula="of:=SQRT([.K34]/[.L34])*1.75" office:value-type="float" office:value="94.734977982325" calcext:value-type="float">
            <text:p>94,73497798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7</text:p>
          </table:table-cell>
          <table:table-cell table:formula="of:=[.B34]*POWER(2;1/12)" office:value-type="float" office:value="2093.00452240479" calcext:value-type="float">
            <text:p>2093,0045224048</text:p>
          </table:table-cell>
          <table:table-cell table:formula="of:=1000*cel/[.B35]" office:value-type="float" office:value="163.87924456365" calcext:value-type="float">
            <text:p>163,8792445637</text:p>
          </table:table-cell>
          <table:table-cell table:formula="of:=[.D36]" office:value-type="float" office:value="7.5" calcext:value-type="float">
            <text:p>7,5</text:p>
          </table:table-cell>
          <table:table-cell table:formula="of:=[.E36]" office:value-type="float" office:value="35" calcext:value-type="float">
            <text:p>35</text:p>
          </table:table-cell>
          <table:table-cell table:formula="of:=[.F36]" office:value-type="float" office:value="5" calcext:value-type="float">
            <text:p>5</text:p>
          </table:table-cell>
          <table:table-cell table:formula="of:=3.141592654*[.D35]*[.D35]+[.D35]*[.E35]*2" office:value-type="float" office:value="701.7145867875" calcext:value-type="float">
            <text:p>701,7145867875</text:p>
          </table:table-cell>
          <table:table-cell table:formula="of:=2*(3.141592654*[.D35]+[.E35])" office:value-type="float" office:value="117.12388981" calcext:value-type="float">
            <text:p>117,12388981</text:p>
          </table:table-cell>
          <table:table-cell table:formula="of:=4*[.G35]/[.H35]" office:value-type="float" office:value="23.9648661917165" calcext:value-type="float">
            <text:p>23,9648661917</text:p>
          </table:table-cell>
          <table:table-cell table:formula="of:=[.F35]+0.3*[.I35]" office:value-type="float" office:value="12.189459857515" calcext:value-type="float">
            <text:p>12,1894598575</text:p>
          </table:table-cell>
          <table:table-cell table:formula="of:=1000000*[.G35]/[.J35]*POWER(cel/2/3.141592654/[.B35];2)" office:value-type="float" office:value="39161.9413595208" calcext:value-type="float">
            <text:p>39161,9413595208</text:p>
          </table:table-cell>
          <table:table-cell table:formula="of:=[.L36]" office:value-type="float" office:value="15" calcext:value-type="float">
            <text:p>15</text:p>
          </table:table-cell>
          <table:table-cell table:formula="of:=[.K35]/[.L35]/[.N35]" office:value-type="float" office:value="25.5479749228521" calcext:value-type="float">
            <text:p>25,5479749229</text:p>
          </table:table-cell>
          <table:table-cell table:formula="of:=SQRT([.K35]/[.L35])*2" office:value-type="float" office:value="102.191899691408" calcext:value-type="float">
            <text:p>102,19189969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#7</text:p>
          </table:table-cell>
          <table:table-cell table:formula="of:=[.B35]*POWER(2;1/12)" office:value-type="float" office:value="2217.46104781498" calcext:value-type="float">
            <text:p>2217,461047815</text:p>
          </table:table-cell>
          <table:table-cell table:formula="of:=1000*cel/[.B36]" office:value-type="float" office:value="154.68140932531" calcext:value-type="float">
            <text:p>154,6814093253</text:p>
          </table:table-cell>
          <table:table-cell table:formula="of:=[.D37]" office:value-type="float" office:value="7.5" calcext:value-type="float">
            <text:p>7,5</text:p>
          </table:table-cell>
          <table:table-cell table:formula="of:=[.E37]" office:value-type="float" office:value="35" calcext:value-type="float">
            <text:p>35</text:p>
          </table:table-cell>
          <table:table-cell table:formula="of:=[.F37]" office:value-type="float" office:value="5" calcext:value-type="float">
            <text:p>5</text:p>
          </table:table-cell>
          <table:table-cell table:formula="of:=3.141592654*[.D36]*[.D36]+[.D36]*[.E36]*2" office:value-type="float" office:value="701.7145867875" calcext:value-type="float">
            <text:p>701,7145867875</text:p>
          </table:table-cell>
          <table:table-cell table:formula="of:=2*(3.141592654*[.D36]+[.E36])" office:value-type="float" office:value="117.12388981" calcext:value-type="float">
            <text:p>117,12388981</text:p>
          </table:table-cell>
          <table:table-cell table:formula="of:=4*[.G36]/[.H36]" office:value-type="float" office:value="23.9648661917165" calcext:value-type="float">
            <text:p>23,9648661917</text:p>
          </table:table-cell>
          <table:table-cell table:formula="of:=[.F36]+0.3*[.I36]" office:value-type="float" office:value="12.189459857515" calcext:value-type="float">
            <text:p>12,1894598575</text:p>
          </table:table-cell>
          <table:table-cell table:formula="of:=1000000*[.G36]/[.J36]*POWER(cel/2/3.141592654/[.B36];2)" office:value-type="float" office:value="34889.3233570842" calcext:value-type="float">
            <text:p>34889,3233570842</text:p>
          </table:table-cell>
          <table:table-cell table:formula="of:=[.L37]" office:value-type="float" office:value="15" calcext:value-type="float">
            <text:p>15</text:p>
          </table:table-cell>
          <table:table-cell table:formula="of:=[.K36]/[.L36]/[.N36]" office:value-type="float" office:value="24.1140772707162" calcext:value-type="float">
            <text:p>24,1140772707</text:p>
          </table:table-cell>
          <table:table-cell table:formula="of:=SQRT([.K36]/[.L36])*2" office:value-type="float" office:value="96.4563090828647" calcext:value-type="float">
            <text:p>96,45630908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7</text:p>
          </table:table-cell>
          <table:table-cell table:formula="of:=[.B36]*POWER(2;1/12)" office:value-type="float" office:value="2349.31814333926" calcext:value-type="float">
            <text:p>2349,3181433393</text:p>
          </table:table-cell>
          <table:table-cell table:formula="of:=1000*cel/[.B37]" office:value-type="float" office:value="145.999808911563" calcext:value-type="float">
            <text:p>145,9998089116</text:p>
          </table:table-cell>
          <table:table-cell table:formula="of:=[.D38]" office:value-type="float" office:value="7.5" calcext:value-type="float">
            <text:p>7,5</text:p>
          </table:table-cell>
          <table:table-cell table:formula="of:=[.E38]" office:value-type="float" office:value="35" calcext:value-type="float">
            <text:p>35</text:p>
          </table:table-cell>
          <table:table-cell table:formula="of:=[.F38]" office:value-type="float" office:value="5" calcext:value-type="float">
            <text:p>5</text:p>
          </table:table-cell>
          <table:table-cell table:formula="of:=3.141592654*[.D37]*[.D37]+[.D37]*[.E37]*2" office:value-type="float" office:value="701.7145867875" calcext:value-type="float">
            <text:p>701,7145867875</text:p>
          </table:table-cell>
          <table:table-cell table:formula="of:=2*(3.141592654*[.D37]+[.E37])" office:value-type="float" office:value="117.12388981" calcext:value-type="float">
            <text:p>117,12388981</text:p>
          </table:table-cell>
          <table:table-cell table:formula="of:=4*[.G37]/[.H37]" office:value-type="float" office:value="23.9648661917165" calcext:value-type="float">
            <text:p>23,9648661917</text:p>
          </table:table-cell>
          <table:table-cell table:formula="of:=[.F37]+0.3*[.I37]" office:value-type="float" office:value="12.189459857515" calcext:value-type="float">
            <text:p>12,1894598575</text:p>
          </table:table-cell>
          <table:table-cell table:formula="of:=1000000*[.G37]/[.J37]*POWER(cel/2/3.141592654/[.B37];2)" office:value-type="float" office:value="31082.8534556102" calcext:value-type="float">
            <text:p>31082,8534556102</text:p>
          </table:table-cell>
          <table:table-cell table:formula="of:=[.L38]" office:value-type="float" office:value="15" calcext:value-type="float">
            <text:p>15</text:p>
          </table:table-cell>
          <table:table-cell table:formula="of:=[.K37]/[.L37]/[.N37]" office:value-type="float" office:value="22.7606581098505" calcext:value-type="float">
            <text:p>22,7606581099</text:p>
          </table:table-cell>
          <table:table-cell table:formula="of:=SQRT([.K37]/[.L37])*2" office:value-type="float" office:value="91.0426324394019" calcext:value-type="float">
            <text:p>91,04263243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#7</text:p>
          </table:table-cell>
          <table:table-cell table:formula="of:=[.B37]*POWER(2;1/12)" office:value-type="float" office:value="2489.01586977665" calcext:value-type="float">
            <text:p>2489,0158697767</text:p>
          </table:table-cell>
          <table:table-cell table:formula="of:=1000*cel/[.B38]" office:value-type="float" office:value="137.80546928806" calcext:value-type="float">
            <text:p>137,8054692881</text:p>
          </table:table-cell>
          <table:table-cell table:formula="of:=[.D39]" office:value-type="float" office:value="7.5" calcext:value-type="float">
            <text:p>7,5</text:p>
          </table:table-cell>
          <table:table-cell table:formula="of:=[.E39]" office:value-type="float" office:value="35" calcext:value-type="float">
            <text:p>35</text:p>
          </table:table-cell>
          <table:table-cell table:formula="of:=[.F39]" office:value-type="float" office:value="5" calcext:value-type="float">
            <text:p>5</text:p>
          </table:table-cell>
          <table:table-cell table:formula="of:=3.141592654*[.D38]*[.D38]+[.D38]*[.E38]*2" office:value-type="float" office:value="701.7145867875" calcext:value-type="float">
            <text:p>701,7145867875</text:p>
          </table:table-cell>
          <table:table-cell table:formula="of:=2*(3.141592654*[.D38]+[.E38])" office:value-type="float" office:value="117.12388981" calcext:value-type="float">
            <text:p>117,12388981</text:p>
          </table:table-cell>
          <table:table-cell table:formula="of:=4*[.G38]/[.H38]" office:value-type="float" office:value="23.9648661917165" calcext:value-type="float">
            <text:p>23,9648661917</text:p>
          </table:table-cell>
          <table:table-cell table:formula="of:=[.F38]+0.3*[.I38]" office:value-type="float" office:value="12.189459857515" calcext:value-type="float">
            <text:p>12,1894598575</text:p>
          </table:table-cell>
          <table:table-cell table:formula="of:=1000000*[.G38]/[.J38]*POWER(cel/2/3.141592654/[.B38];2)" office:value-type="float" office:value="27691.6742997471" calcext:value-type="float">
            <text:p>27691,6742997471</text:p>
          </table:table-cell>
          <table:table-cell table:formula="of:=[.L39]" office:value-type="float" office:value="15" calcext:value-type="float">
            <text:p>15</text:p>
          </table:table-cell>
          <table:table-cell table:formula="of:=[.K38]/[.L38]/[.N38]" office:value-type="float" office:value="21.4832005296181" calcext:value-type="float">
            <text:p>21,4832005296</text:p>
          </table:table-cell>
          <table:table-cell table:formula="of:=SQRT([.K38]/[.L38])*2" office:value-type="float" office:value="85.9328021184725" calcext:value-type="float">
            <text:p>85,93280211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7</text:p>
          </table:table-cell>
          <table:table-cell table:formula="of:=[.B38]*POWER(2;1/12)" office:value-type="float" office:value="2637.02045530296" calcext:value-type="float">
            <text:p>2637,020455303</text:p>
          </table:table-cell>
          <table:table-cell table:formula="of:=1000*cel/[.B39]" office:value-type="float" office:value="130.071042608046" calcext:value-type="float">
            <text:p>130,071042608</text:p>
          </table:table-cell>
          <table:table-cell table:formula="of:=[.D40]" office:value-type="float" office:value="7.5" calcext:value-type="float">
            <text:p>7,5</text:p>
          </table:table-cell>
          <table:table-cell table:formula="of:=[.E40]" office:value-type="float" office:value="35" calcext:value-type="float">
            <text:p>35</text:p>
          </table:table-cell>
          <table:table-cell table:formula="of:=[.F40]" office:value-type="float" office:value="5" calcext:value-type="float">
            <text:p>5</text:p>
          </table:table-cell>
          <table:table-cell table:formula="of:=3.141592654*[.D39]*[.D39]+[.D39]*[.E39]*2" office:value-type="float" office:value="701.7145867875" calcext:value-type="float">
            <text:p>701,7145867875</text:p>
          </table:table-cell>
          <table:table-cell table:formula="of:=2*(3.141592654*[.D39]+[.E39])" office:value-type="float" office:value="117.12388981" calcext:value-type="float">
            <text:p>117,12388981</text:p>
          </table:table-cell>
          <table:table-cell table:formula="of:=4*[.G39]/[.H39]" office:value-type="float" office:value="23.9648661917165" calcext:value-type="float">
            <text:p>23,9648661917</text:p>
          </table:table-cell>
          <table:table-cell table:formula="of:=[.F39]+0.3*[.I39]" office:value-type="float" office:value="12.189459857515" calcext:value-type="float">
            <text:p>12,1894598575</text:p>
          </table:table-cell>
          <table:table-cell table:formula="of:=1000000*[.G39]/[.J39]*POWER(cel/2/3.141592654/[.B39];2)" office:value-type="float" office:value="24670.4771368045" calcext:value-type="float">
            <text:p>24670,4771368045</text:p>
          </table:table-cell>
          <table:table-cell table:formula="of:=[.L40]" office:value-type="float" office:value="15" calcext:value-type="float">
            <text:p>15</text:p>
          </table:table-cell>
          <table:table-cell table:formula="of:=[.K39]/[.L39]/[.N39]" office:value-type="float" office:value="20.2774411340963" calcext:value-type="float">
            <text:p>20,2774411341</text:p>
          </table:table-cell>
          <table:table-cell table:formula="of:=SQRT([.K39]/[.L39])*2" office:value-type="float" office:value="81.1097645363853" calcext:value-type="float">
            <text:p>81,10976453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7</text:p>
          </table:table-cell>
          <table:table-cell table:formula="of:=[.B39]*POWER(2;1/12)" office:value-type="float" office:value="2793.82585146403" calcext:value-type="float">
            <text:p>2793,825851464</text:p>
          </table:table-cell>
          <table:table-cell table:formula="of:=1000*cel/[.B40]" office:value-type="float" office:value="122.770715941461" calcext:value-type="float">
            <text:p>122,7707159415</text:p>
          </table:table-cell>
          <table:table-cell table:formula="of:=[.D41]" office:value-type="float" office:value="7.5" calcext:value-type="float">
            <text:p>7,5</text:p>
          </table:table-cell>
          <table:table-cell table:formula="of:=[.E41]" office:value-type="float" office:value="35" calcext:value-type="float">
            <text:p>35</text:p>
          </table:table-cell>
          <table:table-cell table:formula="of:=[.F41]" office:value-type="float" office:value="5" calcext:value-type="float">
            <text:p>5</text:p>
          </table:table-cell>
          <table:table-cell table:formula="of:=3.141592654*[.D40]*[.D40]+[.D40]*[.E40]*2" office:value-type="float" office:value="701.7145867875" calcext:value-type="float">
            <text:p>701,7145867875</text:p>
          </table:table-cell>
          <table:table-cell table:formula="of:=2*(3.141592654*[.D40]+[.E40])" office:value-type="float" office:value="117.12388981" calcext:value-type="float">
            <text:p>117,12388981</text:p>
          </table:table-cell>
          <table:table-cell table:formula="of:=4*[.G40]/[.H40]" office:value-type="float" office:value="23.9648661917165" calcext:value-type="float">
            <text:p>23,9648661917</text:p>
          </table:table-cell>
          <table:table-cell table:formula="of:=[.F40]+0.3*[.I40]" office:value-type="float" office:value="12.189459857515" calcext:value-type="float">
            <text:p>12,1894598575</text:p>
          </table:table-cell>
          <table:table-cell table:formula="of:=1000000*[.G40]/[.J40]*POWER(cel/2/3.141592654/[.B40];2)" office:value-type="float" office:value="21978.8964570896" calcext:value-type="float">
            <text:p>21978,8964570896</text:p>
          </table:table-cell>
          <table:table-cell table:formula="of:=[.L41]" office:value-type="float" office:value="15" calcext:value-type="float">
            <text:p>15</text:p>
          </table:table-cell>
          <table:table-cell table:formula="of:=[.K40]/[.L40]/[.N40]" office:value-type="float" office:value="19.1393558133887" calcext:value-type="float">
            <text:p>19,1393558134</text:p>
          </table:table-cell>
          <table:table-cell table:formula="of:=SQRT([.K40]/[.L40])*2" office:value-type="float" office:value="76.5574232535546" calcext:value-type="float">
            <text:p>76,55742325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#7</text:p>
          </table:table-cell>
          <table:table-cell table:formula="of:=[.B40]*POWER(2;1/12)" office:value-type="float" office:value="2959.95538169308" calcext:value-type="float">
            <text:p>2959,9553816931</text:p>
          </table:table-cell>
          <table:table-cell table:formula="of:=1000*cel/[.B41]" office:value-type="float" office:value="115.880125126686" calcext:value-type="float">
            <text:p>115,8801251267</text:p>
          </table:table-cell>
          <table:table-cell table:formula="of:=[.D42]" office:value-type="float" office:value="7.5" calcext:value-type="float">
            <text:p>7,5</text:p>
          </table:table-cell>
          <table:table-cell table:formula="of:=[.E42]" office:value-type="float" office:value="35" calcext:value-type="float">
            <text:p>35</text:p>
          </table:table-cell>
          <table:table-cell table:formula="of:=[.F42]" office:value-type="float" office:value="5" calcext:value-type="float">
            <text:p>5</text:p>
          </table:table-cell>
          <table:table-cell table:formula="of:=3.141592654*[.D41]*[.D41]+[.D41]*[.E41]*2" office:value-type="float" office:value="701.7145867875" calcext:value-type="float">
            <text:p>701,7145867875</text:p>
          </table:table-cell>
          <table:table-cell table:formula="of:=2*(3.141592654*[.D41]+[.E41])" office:value-type="float" office:value="117.12388981" calcext:value-type="float">
            <text:p>117,12388981</text:p>
          </table:table-cell>
          <table:table-cell table:formula="of:=4*[.G41]/[.H41]" office:value-type="float" office:value="23.9648661917165" calcext:value-type="float">
            <text:p>23,9648661917</text:p>
          </table:table-cell>
          <table:table-cell table:formula="of:=[.F41]+0.3*[.I41]" office:value-type="float" office:value="12.189459857515" calcext:value-type="float">
            <text:p>12,1894598575</text:p>
          </table:table-cell>
          <table:table-cell table:formula="of:=1000000*[.G41]/[.J41]*POWER(cel/2/3.141592654/[.B41];2)" office:value-type="float" office:value="19580.9706797604" calcext:value-type="float">
            <text:p>19580,9706797604</text:p>
          </table:table-cell>
          <table:table-cell table:formula="of:=[.L42]" office:value-type="float" office:value="15" calcext:value-type="float">
            <text:p>15</text:p>
          </table:table-cell>
          <table:table-cell table:formula="of:=[.K41]/[.L41]/[.N41]" office:value-type="float" office:value="18.0651463135326" calcext:value-type="float">
            <text:p>18,0651463135</text:p>
          </table:table-cell>
          <table:table-cell table:formula="of:=SQRT([.K41]/[.L41])*2" office:value-type="float" office:value="72.2605852541304" calcext:value-type="float">
            <text:p>72,26058525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7</text:p>
          </table:table-cell>
          <table:table-cell table:formula="of:=[.B41]*POWER(2;1/12)" office:value-type="float" office:value="3135.963487854" calcext:value-type="float">
            <text:p>3135,963487854</text:p>
          </table:table-cell>
          <table:table-cell table:formula="of:=1000*cel/[.B42]" office:value-type="float" office:value="109.376273457419" calcext:value-type="float">
            <text:p>109,3762734574</text:p>
          </table:table-cell>
          <table:table-cell table:formula="of:=[.D43]" office:value-type="float" office:value="7.5" calcext:value-type="float">
            <text:p>7,5</text:p>
          </table:table-cell>
          <table:table-cell table:formula="of:=[.E43]" office:value-type="float" office:value="35" calcext:value-type="float">
            <text:p>35</text:p>
          </table:table-cell>
          <table:table-cell table:formula="of:=[.F43]" office:value-type="float" office:value="5" calcext:value-type="float">
            <text:p>5</text:p>
          </table:table-cell>
          <table:table-cell table:formula="of:=3.141592654*[.D42]*[.D42]+[.D42]*[.E42]*2" office:value-type="float" office:value="701.7145867875" calcext:value-type="float">
            <text:p>701,7145867875</text:p>
          </table:table-cell>
          <table:table-cell table:formula="of:=2*(3.141592654*[.D42]+[.E42])" office:value-type="float" office:value="117.12388981" calcext:value-type="float">
            <text:p>117,12388981</text:p>
          </table:table-cell>
          <table:table-cell table:formula="of:=4*[.G42]/[.H42]" office:value-type="float" office:value="23.9648661917165" calcext:value-type="float">
            <text:p>23,9648661917</text:p>
          </table:table-cell>
          <table:table-cell table:formula="of:=[.F42]+0.3*[.I42]" office:value-type="float" office:value="12.189459857515" calcext:value-type="float">
            <text:p>12,1894598575</text:p>
          </table:table-cell>
          <table:table-cell table:formula="of:=1000000*[.G42]/[.J42]*POWER(cel/2/3.141592654/[.B42];2)" office:value-type="float" office:value="17444.6616785421" calcext:value-type="float">
            <text:p>17444,6616785421</text:p>
          </table:table-cell>
          <table:table-cell table:formula="of:=[.L43]" office:value-type="float" office:value="15" calcext:value-type="float">
            <text:p>15</text:p>
          </table:table-cell>
          <table:table-cell table:formula="of:=[.K42]/[.L42]/[.N42]" office:value-type="float" office:value="17.0512275601798" calcext:value-type="float">
            <text:p>17,0512275602</text:p>
          </table:table-cell>
          <table:table-cell table:formula="of:=SQRT([.K42]/[.L42])*2" office:value-type="float" office:value="68.2049102407192" calcext:value-type="float">
            <text:p>68,20491024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#7</text:p>
          </table:table-cell>
          <table:table-cell table:formula="of:=[.B42]*POWER(2;1/12)" office:value-type="float" office:value="3322.43758063956" calcext:value-type="float">
            <text:p>3322,4375806396</text:p>
          </table:table-cell>
          <table:table-cell table:formula="of:=1000*cel/[.B43]" office:value-type="float" office:value="103.237454933306" calcext:value-type="float">
            <text:p>103,2374549333</text:p>
          </table:table-cell>
          <table:table-cell table:formula="of:=[.D44]" office:value-type="float" office:value="7.5" calcext:value-type="float">
            <text:p>7,5</text:p>
          </table:table-cell>
          <table:table-cell table:formula="of:=[.E44]" office:value-type="float" office:value="35" calcext:value-type="float">
            <text:p>35</text:p>
          </table:table-cell>
          <table:table-cell table:formula="of:=[.F44]" office:value-type="float" office:value="5" calcext:value-type="float">
            <text:p>5</text:p>
          </table:table-cell>
          <table:table-cell table:formula="of:=3.141592654*[.D43]*[.D43]+[.D43]*[.E43]*2" office:value-type="float" office:value="701.7145867875" calcext:value-type="float">
            <text:p>701,7145867875</text:p>
          </table:table-cell>
          <table:table-cell table:formula="of:=2*(3.141592654*[.D43]+[.E43])" office:value-type="float" office:value="117.12388981" calcext:value-type="float">
            <text:p>117,12388981</text:p>
          </table:table-cell>
          <table:table-cell table:formula="of:=4*[.G43]/[.H43]" office:value-type="float" office:value="23.9648661917165" calcext:value-type="float">
            <text:p>23,9648661917</text:p>
          </table:table-cell>
          <table:table-cell table:formula="of:=[.F43]+0.3*[.I43]" office:value-type="float" office:value="12.189459857515" calcext:value-type="float">
            <text:p>12,1894598575</text:p>
          </table:table-cell>
          <table:table-cell table:formula="of:=1000000*[.G43]/[.J43]*POWER(cel/2/3.141592654/[.B43];2)" office:value-type="float" office:value="15541.4267278051" calcext:value-type="float">
            <text:p>15541,4267278051</text:p>
          </table:table-cell>
          <table:table-cell table:formula="of:=[.L44]" office:value-type="float" office:value="15" calcext:value-type="float">
            <text:p>15</text:p>
          </table:table-cell>
          <table:table-cell table:formula="of:=[.K43]/[.L43]/[.N43]" office:value-type="float" office:value="16.0942156937439" calcext:value-type="float">
            <text:p>16,0942156937</text:p>
          </table:table-cell>
          <table:table-cell table:formula="of:=SQRT([.K43]/[.L43])*2" office:value-type="float" office:value="64.3768627749754" calcext:value-type="float">
            <text:p>64,3768627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7</text:p>
          </table:table-cell>
          <table:table-cell table:formula="of:=[.B43]*POWER(2;1/12)" office:value-type="float" office:value="3520" calcext:value-type="float">
            <text:p>3520</text:p>
          </table:table-cell>
          <table:table-cell table:formula="of:=1000*cel/[.B44]" office:value-type="float" office:value="97.4431818181818" calcext:value-type="float">
            <text:p>97,4431818182</text:p>
          </table:table-cell>
          <table:table-cell table:formula="of:=[.D45]" office:value-type="float" office:value="7.5" calcext:value-type="float">
            <text:p>7,5</text:p>
          </table:table-cell>
          <table:table-cell table:formula="of:=[.E45]" office:value-type="float" office:value="35" calcext:value-type="float">
            <text:p>35</text:p>
          </table:table-cell>
          <table:table-cell table:formula="of:=[.F45]" office:value-type="float" office:value="5" calcext:value-type="float">
            <text:p>5</text:p>
          </table:table-cell>
          <table:table-cell table:formula="of:=3.141592654*[.D44]*[.D44]+[.D44]*[.E44]*2" office:value-type="float" office:value="701.7145867875" calcext:value-type="float">
            <text:p>701,7145867875</text:p>
          </table:table-cell>
          <table:table-cell table:formula="of:=2*(3.141592654*[.D44]+[.E44])" office:value-type="float" office:value="117.12388981" calcext:value-type="float">
            <text:p>117,12388981</text:p>
          </table:table-cell>
          <table:table-cell table:formula="of:=4*[.G44]/[.H44]" office:value-type="float" office:value="23.9648661917165" calcext:value-type="float">
            <text:p>23,9648661917</text:p>
          </table:table-cell>
          <table:table-cell table:formula="of:=[.F44]+0.3*[.I44]" office:value-type="float" office:value="12.189459857515" calcext:value-type="float">
            <text:p>12,1894598575</text:p>
          </table:table-cell>
          <table:table-cell table:formula="of:=1000000*[.G44]/[.J44]*POWER(cel/2/3.141592654/[.B44];2)" office:value-type="float" office:value="13845.8371498735" calcext:value-type="float">
            <text:p>13845,8371498735</text:p>
          </table:table-cell>
          <table:table-cell table:formula="of:=[.L45]" office:value-type="float" office:value="15" calcext:value-type="float">
            <text:p>15</text:p>
          </table:table-cell>
          <table:table-cell table:formula="of:=[.K44]/[.L44]/[.N44]" office:value-type="float" office:value="15.1909167760834" calcext:value-type="float">
            <text:p>15,1909167761</text:p>
          </table:table-cell>
          <table:table-cell table:formula="of:=SQRT([.K44]/[.L44])*2" office:value-type="float" office:value="60.7636671043337" calcext:value-type="float">
            <text:p>60,76366710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#7</text:p>
          </table:table-cell>
          <table:table-cell table:formula="of:=[.B44]*POWER(2;1/12)" office:value-type="float" office:value="3729.31009214472" calcext:value-type="float">
            <text:p>3729,3100921447</text:p>
          </table:table-cell>
          <table:table-cell table:formula="of:=1000*cel/[.B45]" office:value-type="float" office:value="91.9741162641536" calcext:value-type="float">
            <text:p>91,9741162642</text:p>
          </table:table-cell>
          <table:table-cell table:formula="of:=[.D46]" office:value-type="float" office:value="7.5" calcext:value-type="float">
            <text:p>7,5</text:p>
          </table:table-cell>
          <table:table-cell table:formula="of:=[.E46]" office:value-type="float" office:value="35" calcext:value-type="float">
            <text:p>35</text:p>
          </table:table-cell>
          <table:table-cell table:formula="of:=[.F46]" office:value-type="float" office:value="5" calcext:value-type="float">
            <text:p>5</text:p>
          </table:table-cell>
          <table:table-cell table:formula="of:=3.141592654*[.D45]*[.D45]+[.D45]*[.E45]*2" office:value-type="float" office:value="701.7145867875" calcext:value-type="float">
            <text:p>701,7145867875</text:p>
          </table:table-cell>
          <table:table-cell table:formula="of:=2*(3.141592654*[.D45]+[.E45])" office:value-type="float" office:value="117.12388981" calcext:value-type="float">
            <text:p>117,12388981</text:p>
          </table:table-cell>
          <table:table-cell table:formula="of:=4*[.G45]/[.H45]" office:value-type="float" office:value="23.9648661917165" calcext:value-type="float">
            <text:p>23,9648661917</text:p>
          </table:table-cell>
          <table:table-cell table:formula="of:=[.F45]+0.3*[.I45]" office:value-type="float" office:value="12.189459857515" calcext:value-type="float">
            <text:p>12,1894598575</text:p>
          </table:table-cell>
          <table:table-cell table:formula="of:=1000000*[.G45]/[.J45]*POWER(cel/2/3.141592654/[.B45];2)" office:value-type="float" office:value="12335.2385684022" calcext:value-type="float">
            <text:p>12335,2385684022</text:p>
          </table:table-cell>
          <table:table-cell table:formula="of:=[.L46]" office:value-type="float" office:value="15" calcext:value-type="float">
            <text:p>15</text:p>
          </table:table-cell>
          <table:table-cell table:formula="of:=[.K45]/[.L45]/[.N45]" office:value-type="float" office:value="14.3383161310305" calcext:value-type="float">
            <text:p>14,338316131</text:p>
          </table:table-cell>
          <table:table-cell table:formula="of:=SQRT([.K45]/[.L45])*2" office:value-type="float" office:value="57.3532645241222" calcext:value-type="float">
            <text:p>57,35326452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7</text:p>
          </table:table-cell>
          <table:table-cell table:formula="of:=[.B45]*POWER(2;1/12)" office:value-type="float" office:value="3951.066410049" calcext:value-type="float">
            <text:p>3951,066410049</text:p>
          </table:table-cell>
          <table:table-cell table:formula="of:=1000*cel/[.B46]" office:value-type="float" office:value="86.8120057733342" calcext:value-type="float">
            <text:p>86,8120057733</text:p>
          </table:table-cell>
          <table:table-cell table:formula="of:=[.D47]" office:value-type="float" office:value="7.5" calcext:value-type="float">
            <text:p>7,5</text:p>
          </table:table-cell>
          <table:table-cell table:formula="of:=[.E47]" office:value-type="float" office:value="35" calcext:value-type="float">
            <text:p>35</text:p>
          </table:table-cell>
          <table:table-cell table:formula="of:=[.F47]" office:value-type="float" office:value="5" calcext:value-type="float">
            <text:p>5</text:p>
          </table:table-cell>
          <table:table-cell table:formula="of:=3.141592654*[.D46]*[.D46]+[.D46]*[.E46]*2" office:value-type="float" office:value="701.7145867875" calcext:value-type="float">
            <text:p>701,7145867875</text:p>
          </table:table-cell>
          <table:table-cell table:formula="of:=2*(3.141592654*[.D46]+[.E46])" office:value-type="float" office:value="117.12388981" calcext:value-type="float">
            <text:p>117,12388981</text:p>
          </table:table-cell>
          <table:table-cell table:formula="of:=4*[.G46]/[.H46]" office:value-type="float" office:value="23.9648661917165" calcext:value-type="float">
            <text:p>23,9648661917</text:p>
          </table:table-cell>
          <table:table-cell table:formula="of:=[.F46]+0.3*[.I46]" office:value-type="float" office:value="12.189459857515" calcext:value-type="float">
            <text:p>12,1894598575</text:p>
          </table:table-cell>
          <table:table-cell table:formula="of:=1000000*[.G46]/[.J46]*POWER(cel/2/3.141592654/[.B46];2)" office:value-type="float" office:value="10989.4482285448" calcext:value-type="float">
            <text:p>10989,4482285448</text:p>
          </table:table-cell>
          <table:table-cell table:formula="of:=[.L47]" office:value-type="float" office:value="15" calcext:value-type="float">
            <text:p>15</text:p>
          </table:table-cell>
          <table:table-cell table:formula="of:=[.K46]/[.L46]/[.N46]" office:value-type="float" office:value="13.5335682831893" calcext:value-type="float">
            <text:p>13,5335682832</text:p>
          </table:table-cell>
          <table:table-cell table:formula="of:=SQRT([.K46]/[.L46])*2" office:value-type="float" office:value="54.1342731327572" calcext:value-type="float">
            <text:p>54,13427313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8</text:p>
          </table:table-cell>
          <table:table-cell table:formula="of:=[.B46]*POWER(2;1/12)" office:value-type="float" office:value="4186.00904480958" calcext:value-type="float">
            <text:p>4186,0090448096</text:p>
          </table:table-cell>
          <table:table-cell table:formula="of:=1000*cel/[.B47]" office:value-type="float" office:value="81.939622281825" calcext:value-type="float">
            <text:p>81,9396222818</text:p>
          </table:table-cell>
          <table:table-cell office:value-type="float" office:value="7.5" calcext:value-type="float">
            <text:p>7,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3.141592654*[.D47]*[.D47]+[.D47]*[.E47]*2" office:value-type="float" office:value="701.7145867875" calcext:value-type="float">
            <text:p>701,7145867875</text:p>
          </table:table-cell>
          <table:table-cell table:formula="of:=2*(3.141592654*[.D47]+[.E47])" office:value-type="float" office:value="117.12388981" calcext:value-type="float">
            <text:p>117,12388981</text:p>
          </table:table-cell>
          <table:table-cell table:formula="of:=4*[.G47]/[.H47]" office:value-type="float" office:value="23.9648661917165" calcext:value-type="float">
            <text:p>23,9648661917</text:p>
          </table:table-cell>
          <table:table-cell table:formula="of:=[.F47]+0.3*[.I47]" office:value-type="float" office:value="12.189459857515" calcext:value-type="float">
            <text:p>12,1894598575</text:p>
          </table:table-cell>
          <table:table-cell table:formula="of:=1000000*[.G47]/[.J47]*POWER(cel/2/3.141592654/[.B47];2)" office:value-type="float" office:value="9790.4853398802" calcext:value-type="float">
            <text:p>9790,4853398802</text:p>
          </table:table-cell>
          <table:table-cell office:value-type="float" office:value="15" calcext:value-type="float">
            <text:p>15</text:p>
          </table:table-cell>
          <table:table-cell table:formula="of:=[.K47]/[.L47]/[.N47]" office:value-type="float" office:value="12.7739874614261" calcext:value-type="float">
            <text:p>12,7739874614</text:p>
          </table:table-cell>
          <table:table-cell table:formula="of:=SQRT([.K47]/[.L47])*2" office:value-type="float" office:value="51.0959498457042" calcext:value-type="float">
            <text:p>51,0959498457</text:p>
          </table:table-cell>
          <table:table-cell table:number-columns-repeated="1010"/>
        </table:table-row>
      </table:table>
      <table:named-expressions>
        <table:named-range table:name="cel" table:base-cell-address="$Feuille1.$B$1" table:cell-range-address="$Feuille1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3">00/00/0000</text:date>, <text:time style:data-style-name="N2" text:time-value="23:06:14.6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21:34:48.320000000</meta:creation-date>
    <dc:date>2019-02-13T23:10:18.599000000</dc:date>
    <meta:editing-duration>PT6H18M37S</meta:editing-duration>
    <meta:editing-cycles>19</meta:editing-cycles>
    <meta:generator>LibreOffice/5.0.4.2$Windows_X86_64 LibreOffice_project/2b9802c1994aa0b7dc6079e128979269cf95bc78</meta:generator>
    <meta:document-statistic meta:table-count="1" meta:cell-count="579" meta:object-count="0"/>
  </office:meta>
</office:document-meta>
</file>